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31.27mm"/>
    </style:style>
    <style:style style:name="co3" style:family="table-column">
      <style:table-column-properties fo:break-before="auto" style:column-width="25.52mm"/>
    </style:style>
    <style:style style:name="co4" style:family="table-column">
      <style:table-column-properties fo:break-before="auto" style:column-width="9.33mm"/>
    </style:style>
    <style:style style:name="co5" style:family="table-column">
      <style:table-column-properties fo:break-before="auto" style:column-width="16.74mm"/>
    </style:style>
    <style:style style:name="co6" style:family="table-column">
      <style:table-column-properties fo:break-before="auto" style:column-width="25.79mm"/>
    </style:style>
    <style:style style:name="co7" style:family="table-column">
      <style:table-column-properties fo:break-before="auto" style:column-width="48.58mm"/>
    </style:style>
    <style:style style:name="co8" style:family="table-column">
      <style:table-column-properties fo:break-before="auto" style:column-width="21.94mm"/>
    </style:style>
    <style:style style:name="co9" style:family="table-column">
      <style:table-column-properties fo:break-before="auto" style:column-width="41.72mm"/>
    </style:style>
    <style:style style:name="co10" style:family="table-column">
      <style:table-column-properties fo:break-before="auto" style:column-width="48.3mm"/>
    </style:style>
    <style:style style:name="co11" style:family="table-column">
      <style:table-column-properties fo:break-before="auto" style:column-width="23.8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8.5mm"/>
    </style:style>
    <style:style style:name="co14" style:family="table-column">
      <style:table-column-properties fo:break-before="auto" style:column-width="26.07mm"/>
    </style:style>
    <style:style style:name="co15" style:family="table-column">
      <style:table-column-properties fo:break-before="auto" style:column-width="40.06mm"/>
    </style:style>
    <style:style style:name="co16" style:family="table-column">
      <style:table-column-properties fo:break-before="auto" style:column-width="42.74mm"/>
    </style:style>
    <style:style style:name="co17" style:family="table-column">
      <style:table-column-properties fo:break-before="auto" style:column-width="17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4.02mm" fo:break-before="auto" style:use-optimal-row-height="true"/>
    </style:style>
    <style:style style:name="ro4" style:family="table-row">
      <style:table-row-properties style:row-height="4.4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Dataset">
      <style:table-properties table:display="true" style:writing-mode="lr-tb"/>
    </style:style>
    <style:style style:name="ta2" style:family="table" style:master-page-name="PageStyle_5f_White">
      <style:table-properties table:display="true" style:writing-mode="lr-tb"/>
    </style:style>
    <style:style style:name="ta3" style:family="table" style:master-page-name="PageStyle_5f_Nonwhite">
      <style:table-properties table:display="true" style:writing-mode="lr-tb"/>
    </style:style>
    <style:style style:name="ta4" style:family="table" style:master-page-name="PageStyle_5f_Homework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 style:data-style-name="N101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1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order-bottom="0.74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fo:border-bottom="0.74pt solid #00206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border-bottom="0.74pt solid #00206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Excel_20_Built-in_20_Currency">
      <style:table-cell-properties fo:border-bottom="0.74pt solid #00206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Excel_20_Built-in_20_Currency" style:data-style-name="N11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Currency" style:data-style-name="N113">
      <style:table-cell-properties fo:border-bottom="0.74pt solid #00206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2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fo:font-weight="bold" style:font-weight-asian="bold" style:font-weight-complex="bold" fo:color="#071136"/>
    </style:style>
    <style:style style:name="T2" style:family="text">
      <style:text-properties fo:font-weight="bold" style:font-weight-asian="bold" style:font-weight-complex="bold" fo:color="#071136" fo:font-size="7pt" style:font-size-asian="7pt" style:font-size-complex="7pt"/>
    </style:style>
    <style:style style:name="T3" style:family="text">
      <style:text-properties fo:color="#002342" fo:font-weight="bold" style:font-weight-asian="bold" style:font-weight-complex="bold"/>
    </style:style>
    <style:style style:name="T4" style:family="text">
      <style:text-properties fo:color="#002342" fo:font-weight="bold" style:font-weight-asian="bold" style:font-weight-complex="bold" fo:font-size="7pt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s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visibility="collapse" table:default-cell-style-name="ce1"/>
        <table:table-column table:style-name="co8" table:number-columns-repeated="1012" table:default-cell-style-name="ce1"/>
        <table:table-row table:style-name="ro1">
          <table:table-cell/>
          <table:table-cell table:style-name="ce3" office:value-type="string" calcext:value-type="string">
            <text:p>Practical example. Hypothesis testing.</text:p>
          </table:table-cell>
          <table:table-cell table:style-name="ce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Spark Fortress Inc. HR data</text:p>
          </table:table-cell>
          <table:table-cell table:style-name="ce4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5" office:value-type="string" calcext:value-type="string">
            <text:p>Surnam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Age</text:p>
          </table:table-cell>
          <table:table-cell table:style-name="ce5" office:value-type="string" calcext:value-type="string">
            <text:p>Gender</text:p>
          </table:table-cell>
          <table:table-cell table:style-name="ce5" office:value-type="string" calcext:value-type="string">
            <text:p>Country</text:p>
          </table:table-cell>
          <table:table-cell table:style-name="ce5" office:value-type="string" calcext:value-type="string">
            <text:p>Ethnicity</text:p>
          </table:table-cell>
          <table:table-cell table:style-name="ce5" office:value-type="string" calcext:value-type="string">
            <text:p>Start_date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Salary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Sweetwater</text:p>
          </table:table-cell>
          <table:table-cell office:value-type="string" calcext:value-type="string">
            <text:p>Ale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08-15" calcext:value-type="date">
            <text:p>15/8/2011</text:p>
          </table:table-cell>
          <table:table-cell office:value-type="string" calcext:value-type="string">
            <text:p>Software Engineering <text:s text:c="4"/></text:p>
          </table:table-cell>
          <table:table-cell office:value-type="string" calcext:value-type="string">
            <text:p>Software Engineering Manager</text:p>
          </table:table-cell>
          <table:table-cell table:style-name="ce7" office:value-type="float" office:value="56160" calcext:value-type="float">
            <text:p>$56.160,00</text:p>
          </table:table-cell>
          <table:table-cell table:formula="of:=IF([.G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arabbio</text:p>
          </table:table-cell>
          <table:table-cell office:value-type="string" calcext:value-type="string">
            <text:p>Judi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11-11" calcext:value-type="date">
            <text:p>11/11/2013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Software Engineer</text:p>
          </table:table-cell>
          <table:table-cell table:style-name="ce7" office:value-type="float" office:value="116480" calcext:value-type="float">
            <text:p>$116.480,00</text:p>
          </table:table-cell>
          <table:table-cell table:formula="of:=IF([.G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aada</text:p>
          </table:table-cell>
          <table:table-cell office:value-type="string" calcext:value-type="string">
            <text:p>Ade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11-05" calcext:value-type="date">
            <text:p>5/11/2012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Software Engineer</text:p>
          </table:table-cell>
          <table:table-cell table:style-name="ce7" office:value-type="float" office:value="102440" calcext:value-type="float">
            <text:p>$102.440,00</text:p>
          </table:table-cell>
          <table:table-cell table:formula="of:=IF([.G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zabo</text:p>
          </table:table-cell>
          <table:table-cell office:value-type="string" calcext:value-type="string">
            <text:p>Andre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7-07" calcext:value-type="date">
            <text:p>7/7/2014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Software Engineer</text:p>
          </table:table-cell>
          <table:table-cell table:style-name="ce7" office:value-type="float" office:value="99840" calcext:value-type="float">
            <text:p>$99.840,00</text:p>
          </table:table-cell>
          <table:table-cell table:formula="of:=IF([.G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Andreola</text:p>
          </table:table-cell>
          <table:table-cell office:value-type="string" calcext:value-type="string">
            <text:p>Colb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11-10" calcext:value-type="date">
            <text:p>10/11/2014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Software Engineer</text:p>
          </table:table-cell>
          <table:table-cell table:style-name="ce7" office:value-type="float" office:value="99008" calcext:value-type="float">
            <text:p>$99.008,00</text:p>
          </table:table-cell>
          <table:table-cell table:formula="of:=IF([.G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aneault</text:p>
          </table:table-cell>
          <table:table-cell office:value-type="string" calcext:value-type="string">
            <text:p>Lyn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5-05" calcext:value-type="date">
            <text:p>5/5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s Manager</text:p>
          </table:table-cell>
          <table:table-cell table:style-name="ce7" office:value-type="float" office:value="112320" calcext:value-type="float">
            <text:p>$112.320,00</text:p>
          </table:table-cell>
          <table:table-cell table:formula="of:=IF([.G1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Houlihan</text:p>
          </table:table-cell>
          <table:table-cell office:value-type="string" calcext:value-type="string">
            <text:p>Debr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5-05" calcext:value-type="date">
            <text:p>5/5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Director of Sales</text:p>
          </table:table-cell>
          <table:table-cell table:style-name="ce7" office:value-type="float" office:value="124800" calcext:value-type="float">
            <text:p>$124.800,00</text:p>
          </table:table-cell>
          <table:table-cell table:formula="of:=IF([.G1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Onque</text:p>
          </table:table-cell>
          <table:table-cell office:value-type="string" calcext:value-type="string">
            <text:p>Jasmi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9-30" calcext:value-type="date">
            <text:p>30/9/201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8560" calcext:value-type="float">
            <text:p>$118.560,00</text:p>
          </table:table-cell>
          <table:table-cell table:formula="of:=IF([.G1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Jeremy</text:p>
          </table:table-cell>
          <table:table-cell office:value-type="string" calcext:value-type="string">
            <text:p>Pet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5-12" calcext:value-type="date">
            <text:p>12/5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6480" calcext:value-type="float">
            <text:p>$116.480,00</text:p>
          </table:table-cell>
          <table:table-cell table:formula="of:=IF([.G1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onzales</text:p>
          </table:table-cell>
          <table:table-cell office:value-type="string" calcext:value-type="string">
            <text:p>Ricardo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5-12" calcext:value-type="date">
            <text:p>12/5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5440" calcext:value-type="float">
            <text:p>$115.440,00</text:p>
          </table:table-cell>
          <table:table-cell table:formula="of:=IF([.G1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uck</text:p>
          </table:table-cell>
          <table:table-cell office:value-type="string" calcext:value-type="string">
            <text:p>Edwar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Michel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8-18" calcext:value-type="date">
            <text:p>18/8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osta</text:p>
          </table:table-cell>
          <table:table-cell office:value-type="string" calcext:value-type="string">
            <text:p>Lati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01-10" calcext:value-type="date">
            <text:p>10/1/201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ietrich</text:p>
          </table:table-cell>
          <table:table-cell office:value-type="string" calcext:value-type="string">
            <text:p>Jen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2-20" calcext:value-type="date">
            <text:p>20/2/201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ivens</text:p>
          </table:table-cell>
          <table:table-cell office:value-type="string" calcext:value-type="string">
            <text:p>Myri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2-16" calcext:value-type="date">
            <text:p>16/2/2015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hemmich</text:p>
          </table:table-cell>
          <table:table-cell office:value-type="string" calcext:value-type="string">
            <text:p>Bartholemew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8-19" calcext:value-type="date">
            <text:p>19/8/201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2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Ozark</text:p>
          </table:table-cell>
          <table:table-cell office:value-type="string" calcext:value-type="string">
            <text:p>Travi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1-05" calcext:value-type="date">
            <text:p>5/1/2015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2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Riordan</text:p>
          </table:table-cell>
          <table:table-cell office:value-type="string" calcext:value-type="string">
            <text:p>Micha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06-01-09" calcext:value-type="date">
            <text:p>9/1/2006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2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ahoo</text:p>
          </table:table-cell>
          <table:table-cell office:value-type="string" calcext:value-type="string">
            <text:p>Adi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0-08-30" calcext:value-type="date">
            <text:p>30/8/2010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60320" calcext:value-type="float">
            <text:p>$60.320,00</text:p>
          </table:table-cell>
          <table:table-cell table:formula="of:=IF([.G2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lount</text:p>
          </table:table-cell>
          <table:table-cell office:value-type="string" calcext:value-type="string">
            <text:p>Diann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04-04" calcext:value-type="date">
            <text:p>4/4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6160" calcext:value-type="float">
            <text:p>$56.160,00</text:p>
          </table:table-cell>
          <table:table-cell table:formula="of:=IF([.G2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onkfish</text:p>
          </table:table-cell>
          <table:table-cell office:value-type="string" calcext:value-type="string">
            <text:p>Erasum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11-07" calcext:value-type="date">
            <text:p>7/11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6160" calcext:value-type="float">
            <text:p>$56.160,00</text:p>
          </table:table-cell>
          <table:table-cell table:formula="of:=IF([.G2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owlan</text:p>
          </table:table-cell>
          <table:table-cell office:value-type="string" calcext:value-type="string">
            <text:p>Kristi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11-10" calcext:value-type="date">
            <text:p>10/11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4891.2" calcext:value-type="float">
            <text:p>$54.891,20</text:p>
          </table:table-cell>
          <table:table-cell table:formula="of:=IF([.G2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urkett</text:p>
          </table:table-cell>
          <table:table-cell office:value-type="string" calcext:value-type="string">
            <text:p>Benjami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04-04" calcext:value-type="date">
            <text:p>4/4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4080" calcext:value-type="float">
            <text:p>$54.080,00</text:p>
          </table:table-cell>
          <table:table-cell table:formula="of:=IF([.G2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cCarthy</text:p>
          </table:table-cell>
          <table:table-cell office:value-type="string" calcext:value-type="string">
            <text:p>Brig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4080" calcext:value-type="float">
            <text:p>$54.080,00</text:p>
          </table:table-cell>
          <table:table-cell table:formula="of:=IF([.G2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Johnston</text:p>
          </table:table-cell>
          <table:table-cell office:value-type="string" calcext:value-type="string">
            <text:p>Y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7-07" calcext:value-type="date">
            <text:p>7/7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2000" calcext:value-type="float">
            <text:p>$52.000,00</text:p>
          </table:table-cell>
          <table:table-cell table:formula="of:=IF([.G2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Woodson</text:p>
          </table:table-cell>
          <table:table-cell office:value-type="string" calcext:value-type="string">
            <text:p>Ja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7-07" calcext:value-type="date">
            <text:p>7/7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0440" calcext:value-type="float">
            <text:p>$50.440,00</text:p>
          </table:table-cell>
          <table:table-cell table:formula="of:=IF([.G3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Erilus</text:p>
          </table:table-cell>
          <table:table-cell office:value-type="string" calcext:value-type="string">
            <text:p>Angel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7-07" calcext:value-type="date">
            <text:p>7/7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49920" calcext:value-type="float">
            <text:p>$49.920,00</text:p>
          </table:table-cell>
          <table:table-cell table:formula="of:=IF([.G3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Hankard</text:p>
          </table:table-cell>
          <table:table-cell office:value-type="string" calcext:value-type="string">
            <text:p>Earne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11-11" calcext:value-type="date">
            <text:p>11/11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49920" calcext:value-type="float">
            <text:p>$49.920,00</text:p>
          </table:table-cell>
          <table:table-cell table:formula="of:=IF([.G3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uccheri</text:p>
          </table:table-cell>
          <table:table-cell office:value-type="string" calcext:value-type="string">
            <text:p>Josep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3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mith</text:p>
          </table:table-cell>
          <table:table-cell office:value-type="string" calcext:value-type="string">
            <text:p>Jo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3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Wolk</text:p>
          </table:table-cell>
          <table:table-cell office:value-type="string" calcext:value-type="string">
            <text:p>Hang 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3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mith</text:p>
          </table:table-cell>
          <table:table-cell office:value-type="string" calcext:value-type="string">
            <text:p>Sad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11-11" calcext:value-type="date">
            <text:p>11/11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50960" calcext:value-type="float">
            <text:p>$50.960,00</text:p>
          </table:table-cell>
          <table:table-cell table:formula="of:=IF([.G3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idelia</text:p>
          </table:table-cell>
          <table:table-cell office:value-type="string" calcext:value-type="string">
            <text:p>Libb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1-09" calcext:value-type="date">
            <text:p>9/1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9920" calcext:value-type="float">
            <text:p>$49.920,00</text:p>
          </table:table-cell>
          <table:table-cell table:formula="of:=IF([.G3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Handschiegl</text:p>
          </table:table-cell>
          <table:table-cell office:value-type="string" calcext:value-type="string">
            <text:p>Joan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11-28" calcext:value-type="date">
            <text:p>28/11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9920" calcext:value-type="float">
            <text:p>$49.920,00</text:p>
          </table:table-cell>
          <table:table-cell table:formula="of:=IF([.G3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Anderson</text:p>
          </table:table-cell>
          <table:table-cell office:value-type="string" calcext:value-type="string">
            <text:p>Lin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1-09" calcext:value-type="date">
            <text:p>9/1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7840" calcext:value-type="float">
            <text:p>$47.840,00</text:p>
          </table:table-cell>
          <table:table-cell table:formula="of:=IF([.G3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erreira</text:p>
          </table:table-cell>
          <table:table-cell office:value-type="string" calcext:value-type="string">
            <text:p>Violet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2-20" calcext:value-type="date">
            <text:p>20/2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7840" calcext:value-type="float">
            <text:p>$47.840,00</text:p>
          </table:table-cell>
          <table:table-cell table:formula="of:=IF([.G4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angal</text:p>
          </table:table-cell>
          <table:table-cell office:value-type="string" calcext:value-type="string">
            <text:p>Debbi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11-11" calcext:value-type="date">
            <text:p>11/11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7840" calcext:value-type="float">
            <text:p>$47.840,00</text:p>
          </table:table-cell>
          <table:table-cell table:formula="of:=IF([.G4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Athwal</text:p>
          </table:table-cell>
          <table:table-cell office:value-type="string" calcext:value-type="string">
            <text:p>Sa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9-30" calcext:value-type="date">
            <text:p>30/9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4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eatrice</text:p>
          </table:table-cell>
          <table:table-cell office:value-type="string" calcext:value-type="string">
            <text:p>Courtney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04-04" calcext:value-type="date">
            <text:p>4/4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4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hang</text:p>
          </table:table-cell>
          <table:table-cell office:value-type="string" calcext:value-type="string">
            <text:p>Donovan 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7-08" calcext:value-type="date">
            <text:p>8/7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4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Trang</text:p>
          </table:table-cell>
          <table:table-cell office:value-type="string" calcext:value-type="string">
            <text:p>Me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2-17" calcext:value-type="date">
            <text:p>17/2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4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Engdahl</text:p>
          </table:table-cell>
          <table:table-cell office:value-type="string" calcext:value-type="string">
            <text:p>Jea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11-10" calcext:value-type="date">
            <text:p>10/11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4200" calcext:value-type="float">
            <text:p>$44.200,00</text:p>
          </table:table-cell>
          <table:table-cell table:formula="of:=IF([.G4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Alagbe</text:p>
          </table:table-cell>
          <table:table-cell office:value-type="string" calcext:value-type="string">
            <text:p>Trin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08-01-07" calcext:value-type="date">
            <text:p>7/1/2008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3680" calcext:value-type="float">
            <text:p>$43.680,00</text:p>
          </table:table-cell>
          <table:table-cell table:formula="of:=IF([.G4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ickinson</text:p>
          </table:table-cell>
          <table:table-cell office:value-type="string" calcext:value-type="string">
            <text:p>Geof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5-12" calcext:value-type="date">
            <text:p>12/5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3680" calcext:value-type="float">
            <text:p>$43.680,00</text:p>
          </table:table-cell>
          <table:table-cell table:formula="of:=IF([.G4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England</text:p>
          </table:table-cell>
          <table:table-cell office:value-type="string" calcext:value-type="string">
            <text:p>Re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3-31" calcext:value-type="date">
            <text:p>31/3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3680" calcext:value-type="float">
            <text:p>$43.680,00</text:p>
          </table:table-cell>
          <table:table-cell table:formula="of:=IF([.G4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Jacobi</text:p>
          </table:table-cell>
          <table:table-cell office:value-type="string" calcext:value-type="string">
            <text:p>Hanna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9-30" calcext:value-type="date">
            <text:p>30/9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3680" calcext:value-type="float">
            <text:p>$43.680,00</text:p>
          </table:table-cell>
          <table:table-cell table:formula="of:=IF([.G5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Adinolfi</text:p>
          </table:table-cell>
          <table:table-cell office:value-type="string" calcext:value-type="string">
            <text:p>Wilson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07-05" calcext:value-type="date">
            <text:p>5/7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1600" calcext:value-type="float">
            <text:p>$41.600,00</text:p>
          </table:table-cell>
          <table:table-cell table:formula="of:=IF([.G5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esimone</text:p>
          </table:table-cell>
          <table:table-cell office:value-type="string" calcext:value-type="string">
            <text:p>Car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7-07" calcext:value-type="date">
            <text:p>7/7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1600" calcext:value-type="float">
            <text:p>$41.600,00</text:p>
          </table:table-cell>
          <table:table-cell table:formula="of:=IF([.G5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Harrison</text:p>
          </table:table-cell>
          <table:table-cell office:value-type="string" calcext:value-type="string">
            <text:p>Kar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5-12" calcext:value-type="date">
            <text:p>12/5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1600" calcext:value-type="float">
            <text:p>$41.600,00</text:p>
          </table:table-cell>
          <table:table-cell table:formula="of:=IF([.G5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Maryelle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11-05" calcext:value-type="date">
            <text:p>5/11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1600" calcext:value-type="float">
            <text:p>$41.600,00</text:p>
          </table:table-cell>
          <table:table-cell table:formula="of:=IF([.G5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aurice</text:p>
          </table:table-cell>
          <table:table-cell office:value-type="string" calcext:value-type="string">
            <text:p>Shan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05-31" calcext:value-type="date">
            <text:p>31/5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1600" calcext:value-type="float">
            <text:p>$41.600,00</text:p>
          </table:table-cell>
          <table:table-cell table:formula="of:=IF([.G5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edeiros</text:p>
          </table:table-cell>
          <table:table-cell office:value-type="string" calcext:value-type="string">
            <text:p>Jennif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1600" calcext:value-type="float">
            <text:p>$41.600,00</text:p>
          </table:table-cell>
          <table:table-cell table:formula="of:=IF([.G5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han</text:p>
          </table:table-cell>
          <table:table-cell office:value-type="string" calcext:value-type="string">
            <text:p>Li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5-12" calcext:value-type="date">
            <text:p>12/5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0560" calcext:value-type="float">
            <text:p>$40.560,00</text:p>
          </table:table-cell>
          <table:table-cell table:formula="of:=IF([.G5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arcia</text:p>
          </table:table-cell>
          <table:table-cell office:value-type="string" calcext:value-type="string">
            <text:p>Rau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9520" calcext:value-type="float">
            <text:p>$39.520,00</text:p>
          </table:table-cell>
          <table:table-cell table:formula="of:=IF([.G5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Heitzman</text:p>
          </table:table-cell>
          <table:table-cell office:value-type="string" calcext:value-type="string">
            <text:p>Anthon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8-13" calcext:value-type="date">
            <text:p>13/8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9520" calcext:value-type="float">
            <text:p>$39.520,00</text:p>
          </table:table-cell>
          <table:table-cell table:formula="of:=IF([.G5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Jhaveri</text:p>
          </table:table-cell>
          <table:table-cell office:value-type="string" calcext:value-type="string">
            <text:p>Sneh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1-06" calcext:value-type="date">
            <text:p>6/1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9520" calcext:value-type="float">
            <text:p>$39.520,00</text:p>
          </table:table-cell>
          <table:table-cell table:formula="of:=IF([.G6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eatts</text:p>
          </table:table-cell>
          <table:table-cell office:value-type="string" calcext:value-type="string">
            <text:p>Kram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9-30" calcext:value-type="date">
            <text:p>30/9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9520" calcext:value-type="float">
            <text:p>$39.520,00</text:p>
          </table:table-cell>
          <table:table-cell table:formula="of:=IF([.G6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guyen</text:p>
          </table:table-cell>
          <table:table-cell office:value-type="string" calcext:value-type="string">
            <text:p>Lei-Mi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7-08" calcext:value-type="date">
            <text:p>8/7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9520" calcext:value-type="float">
            <text:p>$39.520,00</text:p>
          </table:table-cell>
          <table:table-cell table:formula="of:=IF([.G6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ullivan</text:p>
          </table:table-cell>
          <table:table-cell office:value-type="string" calcext:value-type="string">
            <text:p>Timoth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1-05" calcext:value-type="date">
            <text:p>5/1/2015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9520" calcext:value-type="float">
            <text:p>$39.520,00</text:p>
          </table:table-cell>
          <table:table-cell table:formula="of:=IF([.G6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ernandes</text:p>
          </table:table-cell>
          <table:table-cell office:value-type="string" calcext:value-type="string">
            <text:p>Nils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5-11" calcext:value-type="date">
            <text:p>11/5/2015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7440" calcext:value-type="float">
            <text:p>$37.440,00</text:p>
          </table:table-cell>
          <table:table-cell table:formula="of:=IF([.G6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old</text:p>
          </table:table-cell>
          <table:table-cell office:value-type="string" calcext:value-type="string">
            <text:p>Shen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11-11" calcext:value-type="date">
            <text:p>11/11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5360" calcext:value-type="float">
            <text:p>$35.360,00</text:p>
          </table:table-cell>
          <table:table-cell table:formula="of:=IF([.G6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Langton</text:p>
          </table:table-cell>
          <table:table-cell office:value-type="string" calcext:value-type="string">
            <text:p>Enric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7-09" calcext:value-type="date">
            <text:p>9/7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5360" calcext:value-type="float">
            <text:p>$35.360,00</text:p>
          </table:table-cell>
          <table:table-cell table:formula="of:=IF([.G6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ahoney</text:p>
          </table:table-cell>
          <table:table-cell office:value-type="string" calcext:value-type="string">
            <text:p>Laur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1-06" calcext:value-type="date">
            <text:p>6/1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5360" calcext:value-type="float">
            <text:p>$35.360,00</text:p>
          </table:table-cell>
          <table:table-cell table:formula="of:=IF([.G6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Peterson</text:p>
          </table:table-cell>
          <table:table-cell office:value-type="string" calcext:value-type="string">
            <text:p>Kayl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0-04-26" calcext:value-type="date">
            <text:p>26/4/2010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5360" calcext:value-type="float">
            <text:p>$35.360,00</text:p>
          </table:table-cell>
          <table:table-cell table:formula="of:=IF([.G6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Robinson</text:p>
          </table:table-cell>
          <table:table-cell office:value-type="string" calcext:value-type="string">
            <text:p>Eli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7-08" calcext:value-type="date">
            <text:p>8/7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5360" calcext:value-type="float">
            <text:p>$35.360,00</text:p>
          </table:table-cell>
          <table:table-cell table:formula="of:=IF([.G6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Ashle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1-06" calcext:value-type="date">
            <text:p>6/1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5360" calcext:value-type="float">
            <text:p>$35.360,00</text:p>
          </table:table-cell>
          <table:table-cell table:formula="of:=IF([.G7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obrin</text:p>
          </table:table-cell>
          <table:table-cell office:value-type="string" calcext:value-type="string">
            <text:p>Denisa 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4-02" calcext:value-type="date">
            <text:p>2/4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4840" calcext:value-type="float">
            <text:p>$34.840,00</text:p>
          </table:table-cell>
          <table:table-cell table:formula="of:=IF([.G7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ernstein</text:p>
          </table:table-cell>
          <table:table-cell office:value-type="string" calcext:value-type="string">
            <text:p>Sea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4-02" calcext:value-type="date">
            <text:p>2/4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3280" calcext:value-type="float">
            <text:p>$33.280,00</text:p>
          </table:table-cell>
          <table:table-cell table:formula="of:=IF([.G7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illis</text:p>
          </table:table-cell>
          <table:table-cell office:value-type="string" calcext:value-type="string">
            <text:p>Hel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7-07" calcext:value-type="date">
            <text:p>7/7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3280" calcext:value-type="float">
            <text:p>$33.280,00</text:p>
          </table:table-cell>
          <table:table-cell table:formula="of:=IF([.G7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hace</text:p>
          </table:table-cell>
          <table:table-cell office:value-type="string" calcext:value-type="string">
            <text:p>Beatri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3280" calcext:value-type="float">
            <text:p>$33.280,00</text:p>
          </table:table-cell>
          <table:table-cell table:formula="of:=IF([.G7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Ivey</text:p>
          </table:table-cell>
          <table:table-cell office:value-type="string" calcext:value-type="string">
            <text:p>Ros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8-19" calcext:value-type="date">
            <text:p>19/8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3280" calcext:value-type="float">
            <text:p>$33.280,00</text:p>
          </table:table-cell>
          <table:table-cell table:formula="of:=IF([.G7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Osturnka</text:p>
          </table:table-cell>
          <table:table-cell office:value-type="string" calcext:value-type="string">
            <text:p>Adee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9-30" calcext:value-type="date">
            <text:p>30/9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3280" calcext:value-type="float">
            <text:p>$33.280,00</text:p>
          </table:table-cell>
          <table:table-cell table:formula="of:=IF([.G7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Punjabhi</text:p>
          </table:table-cell>
          <table:table-cell office:value-type="string" calcext:value-type="string">
            <text:p>Loui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1-06" calcext:value-type="date">
            <text:p>6/1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3280" calcext:value-type="float">
            <text:p>$33.280,00</text:p>
          </table:table-cell>
          <table:table-cell table:formula="of:=IF([.G7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parks</text:p>
          </table:table-cell>
          <table:table-cell office:value-type="string" calcext:value-type="string">
            <text:p>Tayl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2-20" calcext:value-type="date">
            <text:p>20/2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3280" calcext:value-type="float">
            <text:p>$33.280,00</text:p>
          </table:table-cell>
          <table:table-cell table:formula="of:=IF([.G7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ornett</text:p>
          </table:table-cell>
          <table:table-cell office:value-type="string" calcext:value-type="string">
            <text:p>Lis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1-05" calcext:value-type="date">
            <text:p>5/1/2015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2760" calcext:value-type="float">
            <text:p>$32.760,00</text:p>
          </table:table-cell>
          <table:table-cell table:formula="of:=IF([.G7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ockel</text:p>
          </table:table-cell>
          <table:table-cell office:value-type="string" calcext:value-type="string">
            <text:p>Jam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7-08" calcext:value-type="date">
            <text:p>8/7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1200" calcext:value-type="float">
            <text:p>$31.200,00</text:p>
          </table:table-cell>
          <table:table-cell table:formula="of:=IF([.G8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arson</text:p>
          </table:table-cell>
          <table:table-cell office:value-type="string" calcext:value-type="string">
            <text:p>Jene'y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7-02" calcext:value-type="date">
            <text:p>2/7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1200" calcext:value-type="float">
            <text:p>$31.200,00</text:p>
          </table:table-cell>
          <table:table-cell table:formula="of:=IF([.G8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ordon</text:p>
          </table:table-cell>
          <table:table-cell office:value-type="string" calcext:value-type="string">
            <text:p>Davi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7-02" calcext:value-type="date">
            <text:p>2/7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1200" calcext:value-type="float">
            <text:p>$31.200,00</text:p>
          </table:table-cell>
          <table:table-cell table:formula="of:=IF([.G8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otlagh</text:p>
          </table:table-cell>
          <table:table-cell office:value-type="string" calcext:value-type="string">
            <text:p>Daw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4-01" calcext:value-type="date">
            <text:p>1/4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1200" calcext:value-type="float">
            <text:p>$31.200,00</text:p>
          </table:table-cell>
          <table:table-cell table:formula="of:=IF([.G8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hields</text:p>
          </table:table-cell>
          <table:table-cell office:value-type="string" calcext:value-type="string">
            <text:p>Seff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8-19" calcext:value-type="date">
            <text:p>19/8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1200" calcext:value-type="float">
            <text:p>$31.200,00</text:p>
          </table:table-cell>
          <table:table-cell table:formula="of:=IF([.G8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utler</text:p>
          </table:table-cell>
          <table:table-cell office:value-type="string" calcext:value-type="string">
            <text:p>Webster 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6-01-28" calcext:value-type="date">
            <text:p>28/1/2016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8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Liebig</text:p>
          </table:table-cell>
          <table:table-cell office:value-type="string" calcext:value-type="string">
            <text:p>Kets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9-30" calcext:value-type="date">
            <text:p>30/9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8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Albert</text:p>
          </table:table-cell>
          <table:table-cell office:value-type="string" calcext:value-type="string">
            <text:p>Michae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08-01" calcext:value-type="date">
            <text:p>1/8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Manager</text:p>
          </table:table-cell>
          <table:table-cell table:style-name="ce7" office:value-type="float" office:value="113360" calcext:value-type="float">
            <text:p>$113.360,00</text:p>
          </table:table-cell>
          <table:table-cell table:formula="of:=IF([.G8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Elijia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6-02" calcext:value-type="date">
            <text:p>2/6/2015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Manager</text:p>
          </table:table-cell>
          <table:table-cell table:style-name="ce7" office:value-type="float" office:value="112320" calcext:value-type="float">
            <text:p>$112.320,00</text:p>
          </table:table-cell>
          <table:table-cell table:formula="of:=IF([.G8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tanley</text:p>
          </table:table-cell>
          <table:table-cell office:value-type="string" calcext:value-type="string">
            <text:p>Davi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0-07-20" calcext:value-type="date">
            <text:p>20/7/2010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Manager</text:p>
          </table:table-cell>
          <table:table-cell table:style-name="ce7" office:value-type="float" office:value="110240" calcext:value-type="float">
            <text:p>$110.240,00</text:p>
          </table:table-cell>
          <table:table-cell table:formula="of:=IF([.G8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pirea</text:p>
          </table:table-cell>
          <table:table-cell office:value-type="string" calcext:value-type="string">
            <text:p>Kelle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10-02" calcext:value-type="date">
            <text:p>2/10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Manager</text:p>
          </table:table-cell>
          <table:table-cell table:style-name="ce7" office:value-type="float" office:value="108160" calcext:value-type="float">
            <text:p>$108.160,00</text:p>
          </table:table-cell>
          <table:table-cell table:formula="of:=IF([.G9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unn</text:p>
          </table:table-cell>
          <table:table-cell office:value-type="string" calcext:value-type="string">
            <text:p>Am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9-18" calcext:value-type="date">
            <text:p>18/9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Manager</text:p>
          </table:table-cell>
          <table:table-cell table:style-name="ce7" office:value-type="float" office:value="106080" calcext:value-type="float">
            <text:p>$106.080,00</text:p>
          </table:table-cell>
          <table:table-cell table:formula="of:=IF([.G9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outh</text:p>
          </table:table-cell>
          <table:table-cell office:value-type="string" calcext:value-type="string">
            <text:p>Jo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11-10" calcext:value-type="date">
            <text:p>10/11/2014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r. Network Engineer</text:p>
          </table:table-cell>
          <table:table-cell table:style-name="ce7" office:value-type="float" office:value="110240" calcext:value-type="float">
            <text:p>$110.240,00</text:p>
          </table:table-cell>
          <table:table-cell table:formula="of:=IF([.G9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Turpin</text:p>
          </table:table-cell>
          <table:table-cell office:value-type="string" calcext:value-type="string">
            <text:p>Jumi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Network Engineer</text:p>
          </table:table-cell>
          <table:table-cell table:style-name="ce7" office:value-type="float" office:value="102128" calcext:value-type="float">
            <text:p>$102.128,00</text:p>
          </table:table-cell>
          <table:table-cell table:formula="of:=IF([.G9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hepard</text:p>
          </table:table-cell>
          <table:table-cell office:value-type="string" calcext:value-type="string">
            <text:p>Anit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9-30" calcext:value-type="date">
            <text:p>30/9/2014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Network Engineer</text:p>
          </table:table-cell>
          <table:table-cell table:style-name="ce7" office:value-type="float" office:value="97760" calcext:value-type="float">
            <text:p>$97.760,00</text:p>
          </table:table-cell>
          <table:table-cell table:formula="of:=IF([.G9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acong</text:p>
          </table:table-cell>
          <table:table-cell office:value-type="string" calcext:value-type="string">
            <text:p>Alejandr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1-05" calcext:value-type="date">
            <text:p>5/1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Network Engineer</text:p>
          </table:table-cell>
          <table:table-cell table:style-name="ce7" office:value-type="float" office:value="93600" calcext:value-type="float">
            <text:p>$93.600,00</text:p>
          </table:table-cell>
          <table:table-cell table:formula="of:=IF([.G9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erlos</text:p>
          </table:table-cell>
          <table:table-cell office:value-type="string" calcext:value-type="string">
            <text:p>Carl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Network Engineer</text:p>
          </table:table-cell>
          <table:table-cell table:style-name="ce7" office:value-type="float" office:value="89440" calcext:value-type="float">
            <text:p>$89.440,00</text:p>
          </table:table-cell>
          <table:table-cell table:formula="of:=IF([.G9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isco</text:p>
          </table:table-cell>
          <table:table-cell office:value-type="string" calcext:value-type="string">
            <text:p>Anthon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Network Engineer</text:p>
          </table:table-cell>
          <table:table-cell table:style-name="ce7" office:value-type="float" office:value="87360" calcext:value-type="float">
            <text:p>$87.360,00</text:p>
          </table:table-cell>
          <table:table-cell table:formula="of:=IF([.G9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onzalez</text:p>
          </table:table-cell>
          <table:table-cell office:value-type="string" calcext:value-type="string">
            <text:p>Mar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1-05" calcext:value-type="date">
            <text:p>5/1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Network Engineer</text:p>
          </table:table-cell>
          <table:table-cell table:style-name="ce7" office:value-type="float" office:value="81120" calcext:value-type="float">
            <text:p>$81.120,00</text:p>
          </table:table-cell>
          <table:table-cell table:formula="of:=IF([.G9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olan</text:p>
          </table:table-cell>
          <table:table-cell office:value-type="string" calcext:value-type="string">
            <text:p>Lind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1-05" calcext:value-type="date">
            <text:p>5/1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Network Engineer</text:p>
          </table:table-cell>
          <table:table-cell table:style-name="ce7" office:value-type="float" office:value="76960" calcext:value-type="float">
            <text:p>$76.960,00</text:p>
          </table:table-cell>
          <table:table-cell table:formula="of:=IF([.G9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orway</text:p>
          </table:table-cell>
          <table:table-cell office:value-type="string" calcext:value-type="string">
            <text:p>Tany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2-16" calcext:value-type="date">
            <text:p>16/2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Network Engineer</text:p>
          </table:table-cell>
          <table:table-cell table:style-name="ce7" office:value-type="float" office:value="56160" calcext:value-type="float">
            <text:p>$56.160,00</text:p>
          </table:table-cell>
          <table:table-cell table:formula="of:=IF([.G10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alia</text:p>
          </table:table-cell>
          <table:table-cell office:value-type="string" calcext:value-type="string">
            <text:p>Lis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0-05-01" calcext:value-type="date">
            <text:p>1/5/2010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IT Support</text:p>
          </table:table-cell>
          <table:table-cell table:style-name="ce7" office:value-type="float" office:value="65312" calcext:value-type="float">
            <text:p>$65.312,00</text:p>
          </table:table-cell>
          <table:table-cell table:formula="of:=IF([.G10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layton</text:p>
          </table:table-cell>
          <table:table-cell office:value-type="string" calcext:value-type="string">
            <text:p>Ric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9-05" calcext:value-type="date">
            <text:p>5/9/2012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IT Support</text:p>
          </table:table-cell>
          <table:table-cell table:style-name="ce7" office:value-type="float" office:value="60299.2" calcext:value-type="float">
            <text:p>$60.299,20</text:p>
          </table:table-cell>
          <table:table-cell table:formula="of:=IF([.G10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ougall</text:p>
          </table:table-cell>
          <table:table-cell office:value-type="string" calcext:value-type="string">
            <text:p>Eri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1-05" calcext:value-type="date">
            <text:p>5/1/2014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IT Manager - Support</text:p>
          </table:table-cell>
          <table:table-cell table:style-name="ce7" office:value-type="float" office:value="133120" calcext:value-type="float">
            <text:p>$133.120,00</text:p>
          </table:table-cell>
          <table:table-cell table:formula="of:=IF([.G10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Roup</text:p>
          </table:table-cell>
          <table:table-cell office:value-type="string" calcext:value-type="string">
            <text:p>Sim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1-20" calcext:value-type="date">
            <text:p>20/1/2013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IT Manager - DB</text:p>
          </table:table-cell>
          <table:table-cell table:style-name="ce7" office:value-type="float" office:value="128960" calcext:value-type="float">
            <text:p>$128.960,00</text:p>
          </table:table-cell>
          <table:table-cell table:formula="of:=IF([.G10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Rogers</text:p>
          </table:table-cell>
          <table:table-cell office:value-type="string" calcext:value-type="string">
            <text:p>Iva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Database Administrator</text:p>
          </table:table-cell>
          <table:table-cell table:style-name="ce7" office:value-type="float" office:value="87776" calcext:value-type="float">
            <text:p>$87.776,00</text:p>
          </table:table-cell>
          <table:table-cell table:formula="of:=IF([.G10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Roby</text:p>
          </table:table-cell>
          <table:table-cell office:value-type="string" calcext:value-type="string">
            <text:p>Lor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2-16" calcext:value-type="date">
            <text:p>16/2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Database Administrator</text:p>
          </table:table-cell>
          <table:table-cell table:style-name="ce7" office:value-type="float" office:value="82264" calcext:value-type="float">
            <text:p>$82.264,00</text:p>
          </table:table-cell>
          <table:table-cell table:formula="of:=IF([.G10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Horton</text:p>
          </table:table-cell>
          <table:table-cell office:value-type="string" calcext:value-type="string">
            <text:p>Jay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Database Administrator</text:p>
          </table:table-cell>
          <table:table-cell table:style-name="ce7" office:value-type="float" office:value="70720" calcext:value-type="float">
            <text:p>$70.720,00</text:p>
          </table:table-cell>
          <table:table-cell table:formula="of:=IF([.G10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Zhou</text:p>
          </table:table-cell>
          <table:table-cell office:value-type="string" calcext:value-type="string">
            <text:p>Juli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Database Administrator</text:p>
          </table:table-cell>
          <table:table-cell table:style-name="ce7" office:value-type="float" office:value="65312" calcext:value-type="float">
            <text:p>$65.312,00</text:p>
          </table:table-cell>
          <table:table-cell table:formula="of:=IF([.G10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imard</text:p>
          </table:table-cell>
          <table:table-cell office:value-type="string" calcext:value-type="string">
            <text:p>Kram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1-05" calcext:value-type="date">
            <text:p>5/1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Database Administrator</text:p>
          </table:table-cell>
          <table:table-cell table:style-name="ce7" office:value-type="float" office:value="62816" calcext:value-type="float">
            <text:p>$62.816,00</text:p>
          </table:table-cell>
          <table:table-cell table:formula="of:=IF([.G10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Zamora</text:p>
          </table:table-cell>
          <table:table-cell office:value-type="string" calcext:value-type="string">
            <text:p>Jennif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0-04-10" calcext:value-type="date">
            <text:p>10/4/2010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CIO</text:p>
          </table:table-cell>
          <table:table-cell table:style-name="ce7" office:value-type="float" office:value="135200" calcext:value-type="float">
            <text:p>$135.200,00</text:p>
          </table:table-cell>
          <table:table-cell table:formula="of:=IF([.G11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old</text:p>
          </table:table-cell>
          <table:table-cell office:value-type="string" calcext:value-type="string">
            <text:p>Caro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7-02" calcext:value-type="date">
            <text:p>2/7/2012</text:p>
          </table:table-cell>
          <table:table-cell office:value-type="string" calcext:value-type="string">
            <text:p>Executive Office</text:p>
          </table:table-cell>
          <table:table-cell office:value-type="string" calcext:value-type="string">
            <text:p>President &amp; CEO</text:p>
          </table:table-cell>
          <table:table-cell table:style-name="ce7" office:value-type="float" office:value="166400" calcext:value-type="float">
            <text:p>$166.400,00</text:p>
          </table:table-cell>
          <table:table-cell table:formula="of:=IF([.G11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oster-Baker</text:p>
          </table:table-cell>
          <table:table-cell office:value-type="string" calcext:value-type="string">
            <text:p>Am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09-01-05" calcext:value-type="date">
            <text:p>5/1/2009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Sr. Accountant</text:p>
          </table:table-cell>
          <table:table-cell table:style-name="ce7" office:value-type="float" office:value="72696" calcext:value-type="float">
            <text:p>$72.696,00</text:p>
          </table:table-cell>
          <table:table-cell table:formula="of:=IF([.G11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LeBlanc</text:p>
          </table:table-cell>
          <table:table-cell office:value-type="string" calcext:value-type="string">
            <text:p>Brandon R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6-01-05" calcext:value-type="date">
            <text:p>5/1/2016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Shared Servic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1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Howard</text:p>
          </table:table-cell>
          <table:table-cell office:value-type="string" calcext:value-type="string">
            <text:p>Estel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2-16" calcext:value-type="date">
            <text:p>16/2/2015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Administrative Assistant</text:p>
          </table:table-cell>
          <table:table-cell table:style-name="ce7" office:value-type="float" office:value="44720" calcext:value-type="float">
            <text:p>$44.720,00</text:p>
          </table:table-cell>
          <table:table-cell table:formula="of:=IF([.G11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ingh</text:p>
          </table:table-cell>
          <table:table-cell office:value-type="string" calcext:value-type="string">
            <text:p>Na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5-01" calcext:value-type="date">
            <text:p>1/5/2015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Administrative Assistant</text:p>
          </table:table-cell>
          <table:table-cell table:style-name="ce7" office:value-type="float" office:value="34444.8" calcext:value-type="float">
            <text:p>$34.444,80</text:p>
          </table:table-cell>
          <table:table-cell table:formula="of:=IF([.G11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teans</text:p>
          </table:table-cell>
          <table:table-cell office:value-type="string" calcext:value-type="string">
            <text:p>Tyr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Accountant I</text:p>
          </table:table-cell>
          <table:table-cell table:style-name="ce7" office:value-type="float" office:value="60320" calcext:value-type="float">
            <text:p>$60.320,00</text:p>
          </table:table-cell>
          <table:table-cell table:formula="of:=IF([.G11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riedman</text:p>
          </table:table-cell>
          <table:table-cell office:value-type="string" calcext:value-type="string">
            <text:p>Gerry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wo or more races</text:p>
          </table:table-cell>
          <table:table-cell table:style-name="ce6" office:value-type="date" office:date-value="2011-03-07" calcext:value-type="date">
            <text:p>7/3/201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5440" calcext:value-type="float">
            <text:p>$115.440,00</text:p>
          </table:table-cell>
          <table:table-cell table:formula="of:=IF([.G11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ullaney</text:p>
          </table:table-cell>
          <table:table-cell office:value-type="string" calcext:value-type="string">
            <text:p>Howar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wo or more races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1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guyen</text:p>
          </table:table-cell>
          <table:table-cell office:value-type="string" calcext:value-type="string">
            <text:p>Dheep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wo or more races</text:p>
          </table:table-cell>
          <table:table-cell table:style-name="ce6" office:value-type="date" office:date-value="2013-07-08" calcext:value-type="date">
            <text:p>8/7/201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19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Valentin</text:p>
          </table:table-cell>
          <table:table-cell office:value-type="string" calcext:value-type="string">
            <text:p>Jacki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wo or more races</text:p>
          </table:table-cell>
          <table:table-cell table:style-name="ce6" office:value-type="date" office:date-value="2011-07-05" calcext:value-type="date">
            <text:p>5/7/201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20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avis</text:p>
          </table:table-cell>
          <table:table-cell office:value-type="string" calcext:value-type="string">
            <text:p>Danie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wo or more races</text:p>
          </table:table-cell>
          <table:table-cell table:style-name="ce6" office:value-type="date" office:date-value="2011-11-07" calcext:value-type="date">
            <text:p>7/11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2000" calcext:value-type="float">
            <text:p>$52.000,00</text:p>
          </table:table-cell>
          <table:table-cell table:formula="of:=IF([.G121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arone</text:p>
          </table:table-cell>
          <table:table-cell office:value-type="string" calcext:value-type="string">
            <text:p>Francesco 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wo or more races</text:p>
          </table:table-cell>
          <table:table-cell table:style-name="ce6" office:value-type="date" office:date-value="2012-02-20" calcext:value-type="date">
            <text:p>20/2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4860.8" calcext:value-type="float">
            <text:p>$34.860,80</text:p>
          </table:table-cell>
          <table:table-cell table:formula="of:=IF([.G122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irifalco</text:p>
          </table:table-cell>
          <table:table-cell office:value-type="string" calcext:value-type="string">
            <text:p>Evely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wo or more races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3280" calcext:value-type="float">
            <text:p>$33.280,00</text:p>
          </table:table-cell>
          <table:table-cell table:formula="of:=IF([.G123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tanford</text:p>
          </table:table-cell>
          <table:table-cell office:value-type="string" calcext:value-type="string">
            <text:p>Barbara 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wo or more races</text:p>
          </table:table-cell>
          <table:table-cell table:style-name="ce6" office:value-type="date" office:date-value="2011-01-10" calcext:value-type="date">
            <text:p>10/1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29120" calcext:value-type="float">
            <text:p>$29.120,00</text:p>
          </table:table-cell>
          <table:table-cell table:formula="of:=IF([.G124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Lindsay</text:p>
          </table:table-cell>
          <table:table-cell office:value-type="string" calcext:value-type="string">
            <text:p>Leonar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wo or more races</text:p>
          </table:table-cell>
          <table:table-cell table:style-name="ce6" office:value-type="date" office:date-value="2011-01-21" calcext:value-type="date">
            <text:p>21/1/2011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IT Support</text:p>
          </table:table-cell>
          <table:table-cell table:style-name="ce7" office:value-type="float" office:value="54080" calcext:value-type="float">
            <text:p>$54.080,00</text:p>
          </table:table-cell>
          <table:table-cell table:formula="of:=IF([.G125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iller</text:p>
          </table:table-cell>
          <table:table-cell office:value-type="string" calcext:value-type="string">
            <text:p>Brann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</text:p>
          </table:table-cell>
          <table:table-cell table:style-name="ce6" office:value-type="date" office:date-value="2012-08-16" calcext:value-type="date">
            <text:p>16/8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Manager</text:p>
          </table:table-cell>
          <table:table-cell table:style-name="ce7" office:value-type="float" office:value="110240" calcext:value-type="float">
            <text:p>$110.240,00</text:p>
          </table:table-cell>
          <table:table-cell table:formula="of:=IF([.G126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onroe</text:p>
          </table:table-cell>
          <table:table-cell office:value-type="string" calcext:value-type="string">
            <text:p>Pet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ispanic</text:p>
          </table:table-cell>
          <table:table-cell table:style-name="ce6" office:value-type="date" office:date-value="2012-02-15" calcext:value-type="date">
            <text:p>15/2/2012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IT Manager - Infra</text:p>
          </table:table-cell>
          <table:table-cell table:style-name="ce7" office:value-type="float" office:value="131040" calcext:value-type="float">
            <text:p>$131.040,00</text:p>
          </table:table-cell>
          <table:table-cell table:formula="of:=IF([.G12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el Bosque</text:p>
          </table:table-cell>
          <table:table-cell office:value-type="string" calcext:value-type="string">
            <text:p>Keyl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2-01-09" calcext:value-type="date">
            <text:p>9/1/2012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Software Engineer</text:p>
          </table:table-cell>
          <table:table-cell table:style-name="ce7" office:value-type="float" office:value="118809.6" calcext:value-type="float">
            <text:p>$118.809,60</text:p>
          </table:table-cell>
          <table:table-cell table:formula="of:=IF([.G12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mith</text:p>
          </table:table-cell>
          <table:table-cell office:value-type="string" calcext:value-type="string">
            <text:p>Joh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5-18" calcext:value-type="date">
            <text:p>18/5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s Manager</text:p>
          </table:table-cell>
          <table:table-cell table:style-name="ce7" office:value-type="float" office:value="116480" calcext:value-type="float">
            <text:p>$116.480,00</text:p>
          </table:table-cell>
          <table:table-cell table:formula="of:=IF([.G129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igitale</text:p>
          </table:table-cell>
          <table:table-cell office:value-type="string" calcext:value-type="string">
            <text:p>Alfre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8-18" calcext:value-type="date">
            <text:p>18/8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6480" calcext:value-type="float">
            <text:p>$116.480,00</text:p>
          </table:table-cell>
          <table:table-cell table:formula="of:=IF([.G130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artins</text:p>
          </table:table-cell>
          <table:table-cell office:value-type="string" calcext:value-type="string">
            <text:p>Josep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2-05-14" calcext:value-type="date">
            <text:p>14/5/201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6480" calcext:value-type="float">
            <text:p>$116.480,00</text:p>
          </table:table-cell>
          <table:table-cell table:formula="of:=IF([.G131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raval</text:p>
          </table:table-cell>
          <table:table-cell office:value-type="string" calcext:value-type="string">
            <text:p>Maru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1-09-06" calcext:value-type="date">
            <text:p>6/9/201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32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Leruth</text:p>
          </table:table-cell>
          <table:table-cell office:value-type="string" calcext:value-type="string">
            <text:p>Giovann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2-04-30" calcext:value-type="date">
            <text:p>30/4/201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33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Potts</text:p>
          </table:table-cell>
          <table:table-cell office:value-type="string" calcext:value-type="string">
            <text:p>Xan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2-01-09" calcext:value-type="date">
            <text:p>9/1/201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34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Terry</text:p>
          </table:table-cell>
          <table:table-cell office:value-type="string" calcext:value-type="string">
            <text:p>Sharle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35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Caitr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0-09-27" calcext:value-type="date">
            <text:p>27/9/2010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2320" calcext:value-type="float">
            <text:p>$112.320,00</text:p>
          </table:table-cell>
          <table:table-cell table:formula="of:=IF([.G136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oumanil</text:p>
          </table:table-cell>
          <table:table-cell office:value-type="string" calcext:value-type="string">
            <text:p>Malik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3-05-13" calcext:value-type="date">
            <text:p>13/5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60320" calcext:value-type="float">
            <text:p>$60.320,00</text:p>
          </table:table-cell>
          <table:table-cell table:formula="of:=IF([.G13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aller</text:p>
          </table:table-cell>
          <table:table-cell office:value-type="string" calcext:value-type="string">
            <text:p>Mega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7-07" calcext:value-type="date">
            <text:p>7/7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6160" calcext:value-type="float">
            <text:p>$56.160,00</text:p>
          </table:table-cell>
          <table:table-cell table:formula="of:=IF([.G13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Lunquist</text:p>
          </table:table-cell>
          <table:table-cell office:value-type="string" calcext:value-type="string">
            <text:p>Lis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3-08-19" calcext:value-type="date">
            <text:p>19/8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4288" calcext:value-type="float">
            <text:p>$54.288,00</text:p>
          </table:table-cell>
          <table:table-cell table:formula="of:=IF([.G139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urke</text:p>
          </table:table-cell>
          <table:table-cell office:value-type="string" calcext:value-type="string">
            <text:p>Joel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2-03-05" calcext:value-type="date">
            <text:p>5/3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2000" calcext:value-type="float">
            <text:p>$52.000,00</text:p>
          </table:table-cell>
          <table:table-cell table:formula="of:=IF([.G140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onterro</text:p>
          </table:table-cell>
          <table:table-cell office:value-type="string" calcext:value-type="string">
            <text:p>Luis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3-05-13" calcext:value-type="date">
            <text:p>13/5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2000" calcext:value-type="float">
            <text:p>$52.000,00</text:p>
          </table:table-cell>
          <table:table-cell table:formula="of:=IF([.G141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ancett</text:p>
          </table:table-cell>
          <table:table-cell office:value-type="string" calcext:value-type="string">
            <text:p>Nico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2-17" calcext:value-type="date">
            <text:p>17/2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49920" calcext:value-type="float">
            <text:p>$49.920,00</text:p>
          </table:table-cell>
          <table:table-cell table:formula="of:=IF([.G142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Jeannite</text:p>
          </table:table-cell>
          <table:table-cell office:value-type="string" calcext:value-type="string">
            <text:p>Tayan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1-07-05" calcext:value-type="date">
            <text:p>5/7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46800" calcext:value-type="float">
            <text:p>$46.800,00</text:p>
          </table:table-cell>
          <table:table-cell table:formula="of:=IF([.G143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Walker</text:p>
          </table:table-cell>
          <table:table-cell office:value-type="string" calcext:value-type="string">
            <text:p>Rog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8-18" calcext:value-type="date">
            <text:p>18/8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144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aul</text:p>
          </table:table-cell>
          <table:table-cell office:value-type="string" calcext:value-type="string">
            <text:p>Barbar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1-05-16" calcext:value-type="date">
            <text:p>16/5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9920" calcext:value-type="float">
            <text:p>$49.920,00</text:p>
          </table:table-cell>
          <table:table-cell table:formula="of:=IF([.G145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ckenna</text:p>
          </table:table-cell>
          <table:table-cell office:value-type="string" calcext:value-type="string">
            <text:p>Sand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3-01-07" calcext:value-type="date">
            <text:p>7/1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9920" calcext:value-type="float">
            <text:p>$49.920,00</text:p>
          </table:table-cell>
          <table:table-cell table:formula="of:=IF([.G146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Tippett</text:p>
          </table:table-cell>
          <table:table-cell office:value-type="string" calcext:value-type="string">
            <text:p>Jeanet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3-02-18" calcext:value-type="date">
            <text:p>18/2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9920" calcext:value-type="float">
            <text:p>$49.920,00</text:p>
          </table:table-cell>
          <table:table-cell table:formula="of:=IF([.G14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ierpiszewski</text:p>
          </table:table-cell>
          <table:table-cell office:value-type="string" calcext:value-type="string">
            <text:p>Caro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1-10-03" calcext:value-type="date">
            <text:p>3/10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14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iNocco</text:p>
          </table:table-cell>
          <table:table-cell office:value-type="string" calcext:value-type="string">
            <text:p>Lil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3-01-07" calcext:value-type="date">
            <text:p>7/1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149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Owad</text:p>
          </table:table-cell>
          <table:table-cell office:value-type="string" calcext:value-type="string">
            <text:p>Clint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2-17" calcext:value-type="date">
            <text:p>17/2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150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ander</text:p>
          </table:table-cell>
          <table:table-cell office:value-type="string" calcext:value-type="string">
            <text:p>Kamr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3680" calcext:value-type="float">
            <text:p>$43.680,00</text:p>
          </table:table-cell>
          <table:table-cell table:formula="of:=IF([.G151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arey</text:p>
          </table:table-cell>
          <table:table-cell office:value-type="string" calcext:value-type="string">
            <text:p>Micha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3-31" calcext:value-type="date">
            <text:p>31/3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1600" calcext:value-type="float">
            <text:p>$41.600,00</text:p>
          </table:table-cell>
          <table:table-cell table:formula="of:=IF([.G152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entry</text:p>
          </table:table-cell>
          <table:table-cell office:value-type="string" calcext:value-type="string">
            <text:p>Mildr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9520" calcext:value-type="float">
            <text:p>$39.520,00</text:p>
          </table:table-cell>
          <table:table-cell table:formula="of:=IF([.G153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Pitt</text:p>
          </table:table-cell>
          <table:table-cell office:value-type="string" calcext:value-type="string">
            <text:p>Bra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07-11-05" calcext:value-type="date">
            <text:p>5/11/2007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5360" calcext:value-type="float">
            <text:p>$35.360,00</text:p>
          </table:table-cell>
          <table:table-cell table:formula="of:=IF([.G154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onzalez</text:p>
          </table:table-cell>
          <table:table-cell office:value-type="string" calcext:value-type="string">
            <text:p>Cay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1-07-11" calcext:value-type="date">
            <text:p>11/7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3280" calcext:value-type="float">
            <text:p>$33.280,00</text:p>
          </table:table-cell>
          <table:table-cell table:formula="of:=IF([.G155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napp</text:p>
          </table:table-cell>
          <table:table-cell office:value-type="string" calcext:value-type="string">
            <text:p>Bradley J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2-17" calcext:value-type="date">
            <text:p>17/2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29120" calcext:value-type="float">
            <text:p>$29.120,00</text:p>
          </table:table-cell>
          <table:table-cell table:formula="of:=IF([.G156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ullivan</text:p>
          </table:table-cell>
          <table:table-cell office:value-type="string" calcext:value-type="string">
            <text:p>Kiss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09-01-08" calcext:value-type="date">
            <text:p>8/1/2009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5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ramante</text:p>
          </table:table-cell>
          <table:table-cell office:value-type="string" calcext:value-type="string">
            <text:p>Elis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09-01-05" calcext:value-type="date">
            <text:p>5/1/2009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irector of Operations</text:p>
          </table:table-cell>
          <table:table-cell table:style-name="ce7" office:value-type="float" office:value="124800" calcext:value-type="float">
            <text:p>$124.800,00</text:p>
          </table:table-cell>
          <table:table-cell table:formula="of:=IF([.G15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oto</text:p>
          </table:table-cell>
          <table:table-cell office:value-type="string" calcext:value-type="string">
            <text:p>Juli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1-06-10" calcext:value-type="date">
            <text:p>10/6/2011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IT Support</text:p>
          </table:table-cell>
          <table:table-cell table:style-name="ce7" office:value-type="float" office:value="57179.2" calcext:value-type="float">
            <text:p>$57.179,20</text:p>
          </table:table-cell>
          <table:table-cell table:formula="of:=IF([.G159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oss</text:p>
          </table:table-cell>
          <table:table-cell office:value-type="string" calcext:value-type="string">
            <text:p>Jaso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1-04-15" calcext:value-type="date">
            <text:p>15/4/2011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IT Director</text:p>
          </table:table-cell>
          <table:table-cell table:style-name="ce7" office:value-type="float" office:value="135200" calcext:value-type="float">
            <text:p>$135.200,00</text:p>
          </table:table-cell>
          <table:table-cell table:formula="of:=IF([.G160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urray</text:p>
          </table:table-cell>
          <table:table-cell office:value-type="string" calcext:value-type="string">
            <text:p>Thoma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11-10" calcext:value-type="date">
            <text:p>10/11/2014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Database Administrator</text:p>
          </table:table-cell>
          <table:table-cell table:style-name="ce7" office:value-type="float" office:value="73840" calcext:value-type="float">
            <text:p>$73.840,00</text:p>
          </table:table-cell>
          <table:table-cell table:formula="of:=IF([.G161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M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08-10-27" calcext:value-type="date">
            <text:p>27/10/2008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Accountant I</text:p>
          </table:table-cell>
          <table:table-cell table:style-name="ce7" office:value-type="float" office:value="59280" calcext:value-type="float">
            <text:p>$59.280,00</text:p>
          </table:table-cell>
          <table:table-cell table:formula="of:=IF([.G162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LaRotonda</text:p>
          </table:table-cell>
          <table:table-cell office:value-type="string" calcext:value-type="string">
            <text:p>Willia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1-06" calcext:value-type="date">
            <text:p>6/1/2014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Accountant I</text:p>
          </table:table-cell>
          <table:table-cell table:style-name="ce7" office:value-type="float" office:value="47840" calcext:value-type="float">
            <text:p>$47.840,00</text:p>
          </table:table-cell>
          <table:table-cell table:formula="of:=IF([.G163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artin</text:p>
          </table:table-cell>
          <table:table-cell office:value-type="string" calcext:value-type="string">
            <text:p>Sandr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3-11-11" calcext:value-type="date">
            <text:p>11/11/2013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Software Engineer</text:p>
          </table:table-cell>
          <table:table-cell table:style-name="ce7" office:value-type="float" office:value="115460.8" calcext:value-type="float">
            <text:p>$115.460,80</text:p>
          </table:table-cell>
          <table:table-cell table:formula="of:=IF([.G164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Villanueva</text:p>
          </table:table-cell>
          <table:table-cell office:value-type="string" calcext:value-type="string">
            <text:p>Noa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2-03-05" calcext:value-type="date">
            <text:p>5/3/201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6480" calcext:value-type="float">
            <text:p>$116.480,00</text:p>
          </table:table-cell>
          <table:table-cell table:formula="of:=IF([.G165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Petingill</text:p>
          </table:table-cell>
          <table:table-cell office:value-type="string" calcext:value-type="string">
            <text:p>Shan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2-04-02" calcext:value-type="date">
            <text:p>2/4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4080" calcext:value-type="float">
            <text:p>$54.080,00</text:p>
          </table:table-cell>
          <table:table-cell table:formula="of:=IF([.G166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iden</text:p>
          </table:table-cell>
          <table:table-cell office:value-type="string" calcext:value-type="string">
            <text:p>Lowan 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3-08-19" calcext:value-type="date">
            <text:p>19/8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16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Rivera</text:p>
          </table:table-cell>
          <table:table-cell office:value-type="string" calcext:value-type="string">
            <text:p>Hale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1-11-28" calcext:value-type="date">
            <text:p>28/11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16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toica</text:p>
          </table:table-cell>
          <table:table-cell office:value-type="string" calcext:value-type="string">
            <text:p>Ric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4-02-17" calcext:value-type="date">
            <text:p>17/2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169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Harrell</text:p>
          </table:table-cell>
          <table:table-cell office:value-type="string" calcext:value-type="string">
            <text:p>Ludwic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2-05-14" calcext:value-type="date">
            <text:p>14/5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3680" calcext:value-type="float">
            <text:p>$43.680,00</text:p>
          </table:table-cell>
          <table:table-cell table:formula="of:=IF([.G170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retschmer</text:p>
          </table:table-cell>
          <table:table-cell office:value-type="string" calcext:value-type="string">
            <text:p>Joh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1-01-10" calcext:value-type="date">
            <text:p>10/1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3680" calcext:value-type="float">
            <text:p>$43.680,00</text:p>
          </table:table-cell>
          <table:table-cell table:formula="of:=IF([.G171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arneau</text:p>
          </table:table-cell>
          <table:table-cell office:value-type="string" calcext:value-type="string">
            <text:p>Hamis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3-07-08" calcext:value-type="date">
            <text:p>8/7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7440" calcext:value-type="float">
            <text:p>$37.440,00</text:p>
          </table:table-cell>
          <table:table-cell table:formula="of:=IF([.G172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godup</text:p>
          </table:table-cell>
          <table:table-cell office:value-type="string" calcext:value-type="string">
            <text:p>Shar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3-04-01" calcext:value-type="date">
            <text:p>1/4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1200" calcext:value-type="float">
            <text:p>$31.200,00</text:p>
          </table:table-cell>
          <table:table-cell table:formula="of:=IF([.G173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Zima</text:p>
          </table:table-cell>
          <table:table-cell office:value-type="string" calcext:value-type="string">
            <text:p>Colle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1200" calcext:value-type="float">
            <text:p>$31.200,00</text:p>
          </table:table-cell>
          <table:table-cell table:formula="of:=IF([.G174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utwell</text:p>
          </table:table-cell>
          <table:table-cell office:value-type="string" calcext:value-type="string">
            <text:p>Barbar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2-05-14" calcext:value-type="date">
            <text:p>14/5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29120" calcext:value-type="float">
            <text:p>$29.120,00</text:p>
          </table:table-cell>
          <table:table-cell table:formula="of:=IF([.G175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Warfield</text:p>
          </table:table-cell>
          <table:table-cell office:value-type="string" calcext:value-type="string">
            <text:p>Sara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r. Network Engineer</text:p>
          </table:table-cell>
          <table:table-cell table:style-name="ce7" office:value-type="float" office:value="114816" calcext:value-type="float">
            <text:p>$114.816,00</text:p>
          </table:table-cell>
          <table:table-cell table:formula="of:=IF([.G176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Petrowsky</text:p>
          </table:table-cell>
          <table:table-cell office:value-type="string" calcext:value-type="string">
            <text:p>Thelm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4-11-10" calcext:value-type="date">
            <text:p>10/11/2014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Database Administrator</text:p>
          </table:table-cell>
          <table:table-cell table:style-name="ce7" office:value-type="float" office:value="88920" calcext:value-type="float">
            <text:p>$88.920,00</text:p>
          </table:table-cell>
          <table:table-cell table:formula="of:=IF([.G17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outwell</text:p>
          </table:table-cell>
          <table:table-cell office:value-type="string" calcext:value-type="string">
            <text:p>Bonaly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5-02-16" calcext:value-type="date">
            <text:p>16/2/2015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Sr. Accountant</text:p>
          </table:table-cell>
          <table:table-cell table:style-name="ce7" office:value-type="float" office:value="72696" calcext:value-type="float">
            <text:p>$72.696,00</text:p>
          </table:table-cell>
          <table:table-cell table:formula="of:=IF([.G17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 table:number-rows-repeated="104839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Dataset.$A$1" table:cell-range-address="$Dataset.$B$4:.$K$178"/>
        </table:named-expressions>
      </table:table>
      <table:table table:name="White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visibility="collapse" table:default-cell-style-name="ce1"/>
        <table:table-column table:style-name="co8" table:number-columns-repeated="1012" table:default-cell-style-name="ce1"/>
        <table:table-row table:style-name="ro1">
          <table:table-cell/>
          <table:table-cell table:style-name="ce3" office:value-type="string" calcext:value-type="string">
            <text:p>Practical example. Hypothesis testing.</text:p>
          </table:table-cell>
          <table:table-cell table:style-name="ce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Spark Fortress Inc. HR data</text:p>
          </table:table-cell>
          <table:table-cell table:style-name="ce4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5" office:value-type="string" calcext:value-type="string">
            <text:p>Surnam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Age</text:p>
          </table:table-cell>
          <table:table-cell table:style-name="ce5" office:value-type="string" calcext:value-type="string">
            <text:p>Gender</text:p>
          </table:table-cell>
          <table:table-cell table:style-name="ce5" office:value-type="string" calcext:value-type="string">
            <text:p>Country</text:p>
          </table:table-cell>
          <table:table-cell table:style-name="ce5" office:value-type="string" calcext:value-type="string">
            <text:p>Ethnicity</text:p>
          </table:table-cell>
          <table:table-cell table:style-name="ce5" office:value-type="string" calcext:value-type="string">
            <text:p>Start_date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Salary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Sweetwater</text:p>
          </table:table-cell>
          <table:table-cell office:value-type="string" calcext:value-type="string">
            <text:p>Ale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08-15" calcext:value-type="date">
            <text:p>15/8/2011</text:p>
          </table:table-cell>
          <table:table-cell office:value-type="string" calcext:value-type="string">
            <text:p>Software Engineering <text:s text:c="4"/></text:p>
          </table:table-cell>
          <table:table-cell office:value-type="string" calcext:value-type="string">
            <text:p>Software Engineering Manager</text:p>
          </table:table-cell>
          <table:table-cell table:style-name="ce7" office:value-type="float" office:value="56160" calcext:value-type="float">
            <text:p>$56.160,00</text:p>
          </table:table-cell>
          <table:table-cell table:formula="of:=IF([.G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arabbio</text:p>
          </table:table-cell>
          <table:table-cell office:value-type="string" calcext:value-type="string">
            <text:p>Judi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11-11" calcext:value-type="date">
            <text:p>11/11/2013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Software Engineer</text:p>
          </table:table-cell>
          <table:table-cell table:style-name="ce7" office:value-type="float" office:value="116480" calcext:value-type="float">
            <text:p>$116.480,00</text:p>
          </table:table-cell>
          <table:table-cell table:formula="of:=IF([.G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aada</text:p>
          </table:table-cell>
          <table:table-cell office:value-type="string" calcext:value-type="string">
            <text:p>Ade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11-05" calcext:value-type="date">
            <text:p>5/11/2012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Software Engineer</text:p>
          </table:table-cell>
          <table:table-cell table:style-name="ce7" office:value-type="float" office:value="102440" calcext:value-type="float">
            <text:p>$102.440,00</text:p>
          </table:table-cell>
          <table:table-cell table:formula="of:=IF([.G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zabo</text:p>
          </table:table-cell>
          <table:table-cell office:value-type="string" calcext:value-type="string">
            <text:p>Andre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7-07" calcext:value-type="date">
            <text:p>7/7/2014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Software Engineer</text:p>
          </table:table-cell>
          <table:table-cell table:style-name="ce7" office:value-type="float" office:value="99840" calcext:value-type="float">
            <text:p>$99.840,00</text:p>
          </table:table-cell>
          <table:table-cell table:formula="of:=IF([.G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Andreola</text:p>
          </table:table-cell>
          <table:table-cell office:value-type="string" calcext:value-type="string">
            <text:p>Colb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11-10" calcext:value-type="date">
            <text:p>10/11/2014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Software Engineer</text:p>
          </table:table-cell>
          <table:table-cell table:style-name="ce7" office:value-type="float" office:value="99008" calcext:value-type="float">
            <text:p>$99.008,00</text:p>
          </table:table-cell>
          <table:table-cell table:formula="of:=IF([.G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aneault</text:p>
          </table:table-cell>
          <table:table-cell office:value-type="string" calcext:value-type="string">
            <text:p>Lyn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5-05" calcext:value-type="date">
            <text:p>5/5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s Manager</text:p>
          </table:table-cell>
          <table:table-cell table:style-name="ce7" office:value-type="float" office:value="112320" calcext:value-type="float">
            <text:p>$112.320,00</text:p>
          </table:table-cell>
          <table:table-cell table:formula="of:=IF([.G1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Houlihan</text:p>
          </table:table-cell>
          <table:table-cell office:value-type="string" calcext:value-type="string">
            <text:p>Debr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5-05" calcext:value-type="date">
            <text:p>5/5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Director of Sales</text:p>
          </table:table-cell>
          <table:table-cell table:style-name="ce7" office:value-type="float" office:value="124800" calcext:value-type="float">
            <text:p>$124.800,00</text:p>
          </table:table-cell>
          <table:table-cell table:formula="of:=IF([.G1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Onque</text:p>
          </table:table-cell>
          <table:table-cell office:value-type="string" calcext:value-type="string">
            <text:p>Jasmi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9-30" calcext:value-type="date">
            <text:p>30/9/201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8560" calcext:value-type="float">
            <text:p>$118.560,00</text:p>
          </table:table-cell>
          <table:table-cell table:formula="of:=IF([.G1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Jeremy</text:p>
          </table:table-cell>
          <table:table-cell office:value-type="string" calcext:value-type="string">
            <text:p>Pet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5-12" calcext:value-type="date">
            <text:p>12/5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6480" calcext:value-type="float">
            <text:p>$116.480,00</text:p>
          </table:table-cell>
          <table:table-cell table:formula="of:=IF([.G1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onzales</text:p>
          </table:table-cell>
          <table:table-cell office:value-type="string" calcext:value-type="string">
            <text:p>Ricardo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5-12" calcext:value-type="date">
            <text:p>12/5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5440" calcext:value-type="float">
            <text:p>$115.440,00</text:p>
          </table:table-cell>
          <table:table-cell table:formula="of:=IF([.G1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uck</text:p>
          </table:table-cell>
          <table:table-cell office:value-type="string" calcext:value-type="string">
            <text:p>Edwar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Michel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8-18" calcext:value-type="date">
            <text:p>18/8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osta</text:p>
          </table:table-cell>
          <table:table-cell office:value-type="string" calcext:value-type="string">
            <text:p>Lati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01-10" calcext:value-type="date">
            <text:p>10/1/201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ietrich</text:p>
          </table:table-cell>
          <table:table-cell office:value-type="string" calcext:value-type="string">
            <text:p>Jen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2-20" calcext:value-type="date">
            <text:p>20/2/201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ivens</text:p>
          </table:table-cell>
          <table:table-cell office:value-type="string" calcext:value-type="string">
            <text:p>Myri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2-16" calcext:value-type="date">
            <text:p>16/2/2015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hemmich</text:p>
          </table:table-cell>
          <table:table-cell office:value-type="string" calcext:value-type="string">
            <text:p>Bartholemew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8-19" calcext:value-type="date">
            <text:p>19/8/201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2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Ozark</text:p>
          </table:table-cell>
          <table:table-cell office:value-type="string" calcext:value-type="string">
            <text:p>Travi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1-05" calcext:value-type="date">
            <text:p>5/1/2015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2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Riordan</text:p>
          </table:table-cell>
          <table:table-cell office:value-type="string" calcext:value-type="string">
            <text:p>Micha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06-01-09" calcext:value-type="date">
            <text:p>9/1/2006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2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ahoo</text:p>
          </table:table-cell>
          <table:table-cell office:value-type="string" calcext:value-type="string">
            <text:p>Adi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0-08-30" calcext:value-type="date">
            <text:p>30/8/2010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60320" calcext:value-type="float">
            <text:p>$60.320,00</text:p>
          </table:table-cell>
          <table:table-cell table:formula="of:=IF([.G2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lount</text:p>
          </table:table-cell>
          <table:table-cell office:value-type="string" calcext:value-type="string">
            <text:p>Diann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04-04" calcext:value-type="date">
            <text:p>4/4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6160" calcext:value-type="float">
            <text:p>$56.160,00</text:p>
          </table:table-cell>
          <table:table-cell table:formula="of:=IF([.G2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onkfish</text:p>
          </table:table-cell>
          <table:table-cell office:value-type="string" calcext:value-type="string">
            <text:p>Erasum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11-07" calcext:value-type="date">
            <text:p>7/11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6160" calcext:value-type="float">
            <text:p>$56.160,00</text:p>
          </table:table-cell>
          <table:table-cell table:formula="of:=IF([.G2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owlan</text:p>
          </table:table-cell>
          <table:table-cell office:value-type="string" calcext:value-type="string">
            <text:p>Kristi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11-10" calcext:value-type="date">
            <text:p>10/11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4891.2" calcext:value-type="float">
            <text:p>$54.891,20</text:p>
          </table:table-cell>
          <table:table-cell table:formula="of:=IF([.G2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urkett</text:p>
          </table:table-cell>
          <table:table-cell office:value-type="string" calcext:value-type="string">
            <text:p>Benjami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04-04" calcext:value-type="date">
            <text:p>4/4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4080" calcext:value-type="float">
            <text:p>$54.080,00</text:p>
          </table:table-cell>
          <table:table-cell table:formula="of:=IF([.G2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cCarthy</text:p>
          </table:table-cell>
          <table:table-cell office:value-type="string" calcext:value-type="string">
            <text:p>Brig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4080" calcext:value-type="float">
            <text:p>$54.080,00</text:p>
          </table:table-cell>
          <table:table-cell table:formula="of:=IF([.G2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Johnston</text:p>
          </table:table-cell>
          <table:table-cell office:value-type="string" calcext:value-type="string">
            <text:p>Y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7-07" calcext:value-type="date">
            <text:p>7/7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2000" calcext:value-type="float">
            <text:p>$52.000,00</text:p>
          </table:table-cell>
          <table:table-cell table:formula="of:=IF([.G2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Woodson</text:p>
          </table:table-cell>
          <table:table-cell office:value-type="string" calcext:value-type="string">
            <text:p>Ja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7-07" calcext:value-type="date">
            <text:p>7/7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0440" calcext:value-type="float">
            <text:p>$50.440,00</text:p>
          </table:table-cell>
          <table:table-cell table:formula="of:=IF([.G3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Erilus</text:p>
          </table:table-cell>
          <table:table-cell office:value-type="string" calcext:value-type="string">
            <text:p>Angel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7-07" calcext:value-type="date">
            <text:p>7/7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49920" calcext:value-type="float">
            <text:p>$49.920,00</text:p>
          </table:table-cell>
          <table:table-cell table:formula="of:=IF([.G3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Hankard</text:p>
          </table:table-cell>
          <table:table-cell office:value-type="string" calcext:value-type="string">
            <text:p>Earne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11-11" calcext:value-type="date">
            <text:p>11/11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49920" calcext:value-type="float">
            <text:p>$49.920,00</text:p>
          </table:table-cell>
          <table:table-cell table:formula="of:=IF([.G3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uccheri</text:p>
          </table:table-cell>
          <table:table-cell office:value-type="string" calcext:value-type="string">
            <text:p>Josep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3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mith</text:p>
          </table:table-cell>
          <table:table-cell office:value-type="string" calcext:value-type="string">
            <text:p>Jo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3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Wolk</text:p>
          </table:table-cell>
          <table:table-cell office:value-type="string" calcext:value-type="string">
            <text:p>Hang 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3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mith</text:p>
          </table:table-cell>
          <table:table-cell office:value-type="string" calcext:value-type="string">
            <text:p>Sad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11-11" calcext:value-type="date">
            <text:p>11/11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50960" calcext:value-type="float">
            <text:p>$50.960,00</text:p>
          </table:table-cell>
          <table:table-cell table:formula="of:=IF([.G3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idelia</text:p>
          </table:table-cell>
          <table:table-cell office:value-type="string" calcext:value-type="string">
            <text:p>Libb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1-09" calcext:value-type="date">
            <text:p>9/1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9920" calcext:value-type="float">
            <text:p>$49.920,00</text:p>
          </table:table-cell>
          <table:table-cell table:formula="of:=IF([.G3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Handschiegl</text:p>
          </table:table-cell>
          <table:table-cell office:value-type="string" calcext:value-type="string">
            <text:p>Joan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11-28" calcext:value-type="date">
            <text:p>28/11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9920" calcext:value-type="float">
            <text:p>$49.920,00</text:p>
          </table:table-cell>
          <table:table-cell table:formula="of:=IF([.G3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Anderson</text:p>
          </table:table-cell>
          <table:table-cell office:value-type="string" calcext:value-type="string">
            <text:p>Lin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1-09" calcext:value-type="date">
            <text:p>9/1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7840" calcext:value-type="float">
            <text:p>$47.840,00</text:p>
          </table:table-cell>
          <table:table-cell table:formula="of:=IF([.G3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erreira</text:p>
          </table:table-cell>
          <table:table-cell office:value-type="string" calcext:value-type="string">
            <text:p>Violet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2-20" calcext:value-type="date">
            <text:p>20/2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7840" calcext:value-type="float">
            <text:p>$47.840,00</text:p>
          </table:table-cell>
          <table:table-cell table:formula="of:=IF([.G4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angal</text:p>
          </table:table-cell>
          <table:table-cell office:value-type="string" calcext:value-type="string">
            <text:p>Debbi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11-11" calcext:value-type="date">
            <text:p>11/11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7840" calcext:value-type="float">
            <text:p>$47.840,00</text:p>
          </table:table-cell>
          <table:table-cell table:formula="of:=IF([.G4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Athwal</text:p>
          </table:table-cell>
          <table:table-cell office:value-type="string" calcext:value-type="string">
            <text:p>Sa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9-30" calcext:value-type="date">
            <text:p>30/9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4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eatrice</text:p>
          </table:table-cell>
          <table:table-cell office:value-type="string" calcext:value-type="string">
            <text:p>Courtney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04-04" calcext:value-type="date">
            <text:p>4/4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4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hang</text:p>
          </table:table-cell>
          <table:table-cell office:value-type="string" calcext:value-type="string">
            <text:p>Donovan 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7-08" calcext:value-type="date">
            <text:p>8/7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4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Trang</text:p>
          </table:table-cell>
          <table:table-cell office:value-type="string" calcext:value-type="string">
            <text:p>Me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2-17" calcext:value-type="date">
            <text:p>17/2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4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Engdahl</text:p>
          </table:table-cell>
          <table:table-cell office:value-type="string" calcext:value-type="string">
            <text:p>Jea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11-10" calcext:value-type="date">
            <text:p>10/11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4200" calcext:value-type="float">
            <text:p>$44.200,00</text:p>
          </table:table-cell>
          <table:table-cell table:formula="of:=IF([.G4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Alagbe</text:p>
          </table:table-cell>
          <table:table-cell office:value-type="string" calcext:value-type="string">
            <text:p>Trin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08-01-07" calcext:value-type="date">
            <text:p>7/1/2008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3680" calcext:value-type="float">
            <text:p>$43.680,00</text:p>
          </table:table-cell>
          <table:table-cell table:formula="of:=IF([.G4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ickinson</text:p>
          </table:table-cell>
          <table:table-cell office:value-type="string" calcext:value-type="string">
            <text:p>Geof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5-12" calcext:value-type="date">
            <text:p>12/5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3680" calcext:value-type="float">
            <text:p>$43.680,00</text:p>
          </table:table-cell>
          <table:table-cell table:formula="of:=IF([.G4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England</text:p>
          </table:table-cell>
          <table:table-cell office:value-type="string" calcext:value-type="string">
            <text:p>Re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3-31" calcext:value-type="date">
            <text:p>31/3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3680" calcext:value-type="float">
            <text:p>$43.680,00</text:p>
          </table:table-cell>
          <table:table-cell table:formula="of:=IF([.G4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Jacobi</text:p>
          </table:table-cell>
          <table:table-cell office:value-type="string" calcext:value-type="string">
            <text:p>Hanna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9-30" calcext:value-type="date">
            <text:p>30/9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3680" calcext:value-type="float">
            <text:p>$43.680,00</text:p>
          </table:table-cell>
          <table:table-cell table:formula="of:=IF([.G5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Adinolfi</text:p>
          </table:table-cell>
          <table:table-cell office:value-type="string" calcext:value-type="string">
            <text:p>Wilson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07-05" calcext:value-type="date">
            <text:p>5/7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1600" calcext:value-type="float">
            <text:p>$41.600,00</text:p>
          </table:table-cell>
          <table:table-cell table:formula="of:=IF([.G5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esimone</text:p>
          </table:table-cell>
          <table:table-cell office:value-type="string" calcext:value-type="string">
            <text:p>Car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7-07" calcext:value-type="date">
            <text:p>7/7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1600" calcext:value-type="float">
            <text:p>$41.600,00</text:p>
          </table:table-cell>
          <table:table-cell table:formula="of:=IF([.G5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Harrison</text:p>
          </table:table-cell>
          <table:table-cell office:value-type="string" calcext:value-type="string">
            <text:p>Kar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5-12" calcext:value-type="date">
            <text:p>12/5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1600" calcext:value-type="float">
            <text:p>$41.600,00</text:p>
          </table:table-cell>
          <table:table-cell table:formula="of:=IF([.G5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Maryelle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11-05" calcext:value-type="date">
            <text:p>5/11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1600" calcext:value-type="float">
            <text:p>$41.600,00</text:p>
          </table:table-cell>
          <table:table-cell table:formula="of:=IF([.G5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aurice</text:p>
          </table:table-cell>
          <table:table-cell office:value-type="string" calcext:value-type="string">
            <text:p>Shan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05-31" calcext:value-type="date">
            <text:p>31/5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1600" calcext:value-type="float">
            <text:p>$41.600,00</text:p>
          </table:table-cell>
          <table:table-cell table:formula="of:=IF([.G5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edeiros</text:p>
          </table:table-cell>
          <table:table-cell office:value-type="string" calcext:value-type="string">
            <text:p>Jennif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1600" calcext:value-type="float">
            <text:p>$41.600,00</text:p>
          </table:table-cell>
          <table:table-cell table:formula="of:=IF([.G5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han</text:p>
          </table:table-cell>
          <table:table-cell office:value-type="string" calcext:value-type="string">
            <text:p>Li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5-12" calcext:value-type="date">
            <text:p>12/5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0560" calcext:value-type="float">
            <text:p>$40.560,00</text:p>
          </table:table-cell>
          <table:table-cell table:formula="of:=IF([.G5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arcia</text:p>
          </table:table-cell>
          <table:table-cell office:value-type="string" calcext:value-type="string">
            <text:p>Rau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9520" calcext:value-type="float">
            <text:p>$39.520,00</text:p>
          </table:table-cell>
          <table:table-cell table:formula="of:=IF([.G5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Heitzman</text:p>
          </table:table-cell>
          <table:table-cell office:value-type="string" calcext:value-type="string">
            <text:p>Anthon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8-13" calcext:value-type="date">
            <text:p>13/8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9520" calcext:value-type="float">
            <text:p>$39.520,00</text:p>
          </table:table-cell>
          <table:table-cell table:formula="of:=IF([.G5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Jhaveri</text:p>
          </table:table-cell>
          <table:table-cell office:value-type="string" calcext:value-type="string">
            <text:p>Sneh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1-06" calcext:value-type="date">
            <text:p>6/1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9520" calcext:value-type="float">
            <text:p>$39.520,00</text:p>
          </table:table-cell>
          <table:table-cell table:formula="of:=IF([.G6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eatts</text:p>
          </table:table-cell>
          <table:table-cell office:value-type="string" calcext:value-type="string">
            <text:p>Kram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9-30" calcext:value-type="date">
            <text:p>30/9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9520" calcext:value-type="float">
            <text:p>$39.520,00</text:p>
          </table:table-cell>
          <table:table-cell table:formula="of:=IF([.G6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guyen</text:p>
          </table:table-cell>
          <table:table-cell office:value-type="string" calcext:value-type="string">
            <text:p>Lei-Mi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7-08" calcext:value-type="date">
            <text:p>8/7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9520" calcext:value-type="float">
            <text:p>$39.520,00</text:p>
          </table:table-cell>
          <table:table-cell table:formula="of:=IF([.G6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ullivan</text:p>
          </table:table-cell>
          <table:table-cell office:value-type="string" calcext:value-type="string">
            <text:p>Timoth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1-05" calcext:value-type="date">
            <text:p>5/1/2015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9520" calcext:value-type="float">
            <text:p>$39.520,00</text:p>
          </table:table-cell>
          <table:table-cell table:formula="of:=IF([.G6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ernandes</text:p>
          </table:table-cell>
          <table:table-cell office:value-type="string" calcext:value-type="string">
            <text:p>Nils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5-11" calcext:value-type="date">
            <text:p>11/5/2015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7440" calcext:value-type="float">
            <text:p>$37.440,00</text:p>
          </table:table-cell>
          <table:table-cell table:formula="of:=IF([.G6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old</text:p>
          </table:table-cell>
          <table:table-cell office:value-type="string" calcext:value-type="string">
            <text:p>Shen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11-11" calcext:value-type="date">
            <text:p>11/11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5360" calcext:value-type="float">
            <text:p>$35.360,00</text:p>
          </table:table-cell>
          <table:table-cell table:formula="of:=IF([.G6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Langton</text:p>
          </table:table-cell>
          <table:table-cell office:value-type="string" calcext:value-type="string">
            <text:p>Enric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7-09" calcext:value-type="date">
            <text:p>9/7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5360" calcext:value-type="float">
            <text:p>$35.360,00</text:p>
          </table:table-cell>
          <table:table-cell table:formula="of:=IF([.G6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ahoney</text:p>
          </table:table-cell>
          <table:table-cell office:value-type="string" calcext:value-type="string">
            <text:p>Laur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1-06" calcext:value-type="date">
            <text:p>6/1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5360" calcext:value-type="float">
            <text:p>$35.360,00</text:p>
          </table:table-cell>
          <table:table-cell table:formula="of:=IF([.G6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Peterson</text:p>
          </table:table-cell>
          <table:table-cell office:value-type="string" calcext:value-type="string">
            <text:p>Kayl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0-04-26" calcext:value-type="date">
            <text:p>26/4/2010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5360" calcext:value-type="float">
            <text:p>$35.360,00</text:p>
          </table:table-cell>
          <table:table-cell table:formula="of:=IF([.G6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Robinson</text:p>
          </table:table-cell>
          <table:table-cell office:value-type="string" calcext:value-type="string">
            <text:p>Eli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7-08" calcext:value-type="date">
            <text:p>8/7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5360" calcext:value-type="float">
            <text:p>$35.360,00</text:p>
          </table:table-cell>
          <table:table-cell table:formula="of:=IF([.G6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Ashle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1-06" calcext:value-type="date">
            <text:p>6/1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5360" calcext:value-type="float">
            <text:p>$35.360,00</text:p>
          </table:table-cell>
          <table:table-cell table:formula="of:=IF([.G7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obrin</text:p>
          </table:table-cell>
          <table:table-cell office:value-type="string" calcext:value-type="string">
            <text:p>Denisa 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4-02" calcext:value-type="date">
            <text:p>2/4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4840" calcext:value-type="float">
            <text:p>$34.840,00</text:p>
          </table:table-cell>
          <table:table-cell table:formula="of:=IF([.G7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ernstein</text:p>
          </table:table-cell>
          <table:table-cell office:value-type="string" calcext:value-type="string">
            <text:p>Sea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4-02" calcext:value-type="date">
            <text:p>2/4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3280" calcext:value-type="float">
            <text:p>$33.280,00</text:p>
          </table:table-cell>
          <table:table-cell table:formula="of:=IF([.G7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illis</text:p>
          </table:table-cell>
          <table:table-cell office:value-type="string" calcext:value-type="string">
            <text:p>Hel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7-07" calcext:value-type="date">
            <text:p>7/7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3280" calcext:value-type="float">
            <text:p>$33.280,00</text:p>
          </table:table-cell>
          <table:table-cell table:formula="of:=IF([.G7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hace</text:p>
          </table:table-cell>
          <table:table-cell office:value-type="string" calcext:value-type="string">
            <text:p>Beatri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3280" calcext:value-type="float">
            <text:p>$33.280,00</text:p>
          </table:table-cell>
          <table:table-cell table:formula="of:=IF([.G7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Ivey</text:p>
          </table:table-cell>
          <table:table-cell office:value-type="string" calcext:value-type="string">
            <text:p>Ros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8-19" calcext:value-type="date">
            <text:p>19/8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3280" calcext:value-type="float">
            <text:p>$33.280,00</text:p>
          </table:table-cell>
          <table:table-cell table:formula="of:=IF([.G7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Osturnka</text:p>
          </table:table-cell>
          <table:table-cell office:value-type="string" calcext:value-type="string">
            <text:p>Adee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9-30" calcext:value-type="date">
            <text:p>30/9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3280" calcext:value-type="float">
            <text:p>$33.280,00</text:p>
          </table:table-cell>
          <table:table-cell table:formula="of:=IF([.G7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Punjabhi</text:p>
          </table:table-cell>
          <table:table-cell office:value-type="string" calcext:value-type="string">
            <text:p>Loui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1-06" calcext:value-type="date">
            <text:p>6/1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3280" calcext:value-type="float">
            <text:p>$33.280,00</text:p>
          </table:table-cell>
          <table:table-cell table:formula="of:=IF([.G7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parks</text:p>
          </table:table-cell>
          <table:table-cell office:value-type="string" calcext:value-type="string">
            <text:p>Tayl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2-20" calcext:value-type="date">
            <text:p>20/2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3280" calcext:value-type="float">
            <text:p>$33.280,00</text:p>
          </table:table-cell>
          <table:table-cell table:formula="of:=IF([.G7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ornett</text:p>
          </table:table-cell>
          <table:table-cell office:value-type="string" calcext:value-type="string">
            <text:p>Lis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1-05" calcext:value-type="date">
            <text:p>5/1/2015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2760" calcext:value-type="float">
            <text:p>$32.760,00</text:p>
          </table:table-cell>
          <table:table-cell table:formula="of:=IF([.G7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ockel</text:p>
          </table:table-cell>
          <table:table-cell office:value-type="string" calcext:value-type="string">
            <text:p>Jam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7-08" calcext:value-type="date">
            <text:p>8/7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1200" calcext:value-type="float">
            <text:p>$31.200,00</text:p>
          </table:table-cell>
          <table:table-cell table:formula="of:=IF([.G8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arson</text:p>
          </table:table-cell>
          <table:table-cell office:value-type="string" calcext:value-type="string">
            <text:p>Jene'y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7-02" calcext:value-type="date">
            <text:p>2/7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1200" calcext:value-type="float">
            <text:p>$31.200,00</text:p>
          </table:table-cell>
          <table:table-cell table:formula="of:=IF([.G8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ordon</text:p>
          </table:table-cell>
          <table:table-cell office:value-type="string" calcext:value-type="string">
            <text:p>Davi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7-02" calcext:value-type="date">
            <text:p>2/7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1200" calcext:value-type="float">
            <text:p>$31.200,00</text:p>
          </table:table-cell>
          <table:table-cell table:formula="of:=IF([.G8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otlagh</text:p>
          </table:table-cell>
          <table:table-cell office:value-type="string" calcext:value-type="string">
            <text:p>Daw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4-01" calcext:value-type="date">
            <text:p>1/4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1200" calcext:value-type="float">
            <text:p>$31.200,00</text:p>
          </table:table-cell>
          <table:table-cell table:formula="of:=IF([.G8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hields</text:p>
          </table:table-cell>
          <table:table-cell office:value-type="string" calcext:value-type="string">
            <text:p>Seff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8-19" calcext:value-type="date">
            <text:p>19/8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1200" calcext:value-type="float">
            <text:p>$31.200,00</text:p>
          </table:table-cell>
          <table:table-cell table:formula="of:=IF([.G8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utler</text:p>
          </table:table-cell>
          <table:table-cell office:value-type="string" calcext:value-type="string">
            <text:p>Webster 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6-01-28" calcext:value-type="date">
            <text:p>28/1/2016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8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Liebig</text:p>
          </table:table-cell>
          <table:table-cell office:value-type="string" calcext:value-type="string">
            <text:p>Kets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9-30" calcext:value-type="date">
            <text:p>30/9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8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Albert</text:p>
          </table:table-cell>
          <table:table-cell office:value-type="string" calcext:value-type="string">
            <text:p>Michae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1-08-01" calcext:value-type="date">
            <text:p>1/8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Manager</text:p>
          </table:table-cell>
          <table:table-cell table:style-name="ce7" office:value-type="float" office:value="113360" calcext:value-type="float">
            <text:p>$113.360,00</text:p>
          </table:table-cell>
          <table:table-cell table:formula="of:=IF([.G8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Elijia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6-02" calcext:value-type="date">
            <text:p>2/6/2015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Manager</text:p>
          </table:table-cell>
          <table:table-cell table:style-name="ce7" office:value-type="float" office:value="112320" calcext:value-type="float">
            <text:p>$112.320,00</text:p>
          </table:table-cell>
          <table:table-cell table:formula="of:=IF([.G8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tanley</text:p>
          </table:table-cell>
          <table:table-cell office:value-type="string" calcext:value-type="string">
            <text:p>Davi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0-07-20" calcext:value-type="date">
            <text:p>20/7/2010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Manager</text:p>
          </table:table-cell>
          <table:table-cell table:style-name="ce7" office:value-type="float" office:value="110240" calcext:value-type="float">
            <text:p>$110.240,00</text:p>
          </table:table-cell>
          <table:table-cell table:formula="of:=IF([.G8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pirea</text:p>
          </table:table-cell>
          <table:table-cell office:value-type="string" calcext:value-type="string">
            <text:p>Kelle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10-02" calcext:value-type="date">
            <text:p>2/10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Manager</text:p>
          </table:table-cell>
          <table:table-cell table:style-name="ce7" office:value-type="float" office:value="108160" calcext:value-type="float">
            <text:p>$108.160,00</text:p>
          </table:table-cell>
          <table:table-cell table:formula="of:=IF([.G9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unn</text:p>
          </table:table-cell>
          <table:table-cell office:value-type="string" calcext:value-type="string">
            <text:p>Am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9-18" calcext:value-type="date">
            <text:p>18/9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Manager</text:p>
          </table:table-cell>
          <table:table-cell table:style-name="ce7" office:value-type="float" office:value="106080" calcext:value-type="float">
            <text:p>$106.080,00</text:p>
          </table:table-cell>
          <table:table-cell table:formula="of:=IF([.G9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outh</text:p>
          </table:table-cell>
          <table:table-cell office:value-type="string" calcext:value-type="string">
            <text:p>Jo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11-10" calcext:value-type="date">
            <text:p>10/11/2014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r. Network Engineer</text:p>
          </table:table-cell>
          <table:table-cell table:style-name="ce7" office:value-type="float" office:value="110240" calcext:value-type="float">
            <text:p>$110.240,00</text:p>
          </table:table-cell>
          <table:table-cell table:formula="of:=IF([.G9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Turpin</text:p>
          </table:table-cell>
          <table:table-cell office:value-type="string" calcext:value-type="string">
            <text:p>Jumi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Network Engineer</text:p>
          </table:table-cell>
          <table:table-cell table:style-name="ce7" office:value-type="float" office:value="102128" calcext:value-type="float">
            <text:p>$102.128,00</text:p>
          </table:table-cell>
          <table:table-cell table:formula="of:=IF([.G9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hepard</text:p>
          </table:table-cell>
          <table:table-cell office:value-type="string" calcext:value-type="string">
            <text:p>Anit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9-30" calcext:value-type="date">
            <text:p>30/9/2014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Network Engineer</text:p>
          </table:table-cell>
          <table:table-cell table:style-name="ce7" office:value-type="float" office:value="97760" calcext:value-type="float">
            <text:p>$97.760,00</text:p>
          </table:table-cell>
          <table:table-cell table:formula="of:=IF([.G9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acong</text:p>
          </table:table-cell>
          <table:table-cell office:value-type="string" calcext:value-type="string">
            <text:p>Alejandr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1-05" calcext:value-type="date">
            <text:p>5/1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Network Engineer</text:p>
          </table:table-cell>
          <table:table-cell table:style-name="ce7" office:value-type="float" office:value="93600" calcext:value-type="float">
            <text:p>$93.600,00</text:p>
          </table:table-cell>
          <table:table-cell table:formula="of:=IF([.G9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erlos</text:p>
          </table:table-cell>
          <table:table-cell office:value-type="string" calcext:value-type="string">
            <text:p>Carl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Network Engineer</text:p>
          </table:table-cell>
          <table:table-cell table:style-name="ce7" office:value-type="float" office:value="89440" calcext:value-type="float">
            <text:p>$89.440,00</text:p>
          </table:table-cell>
          <table:table-cell table:formula="of:=IF([.G9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isco</text:p>
          </table:table-cell>
          <table:table-cell office:value-type="string" calcext:value-type="string">
            <text:p>Anthon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Network Engineer</text:p>
          </table:table-cell>
          <table:table-cell table:style-name="ce7" office:value-type="float" office:value="87360" calcext:value-type="float">
            <text:p>$87.360,00</text:p>
          </table:table-cell>
          <table:table-cell table:formula="of:=IF([.G9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onzalez</text:p>
          </table:table-cell>
          <table:table-cell office:value-type="string" calcext:value-type="string">
            <text:p>Mar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1-05" calcext:value-type="date">
            <text:p>5/1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Network Engineer</text:p>
          </table:table-cell>
          <table:table-cell table:style-name="ce7" office:value-type="float" office:value="81120" calcext:value-type="float">
            <text:p>$81.120,00</text:p>
          </table:table-cell>
          <table:table-cell table:formula="of:=IF([.G9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olan</text:p>
          </table:table-cell>
          <table:table-cell office:value-type="string" calcext:value-type="string">
            <text:p>Lind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1-05" calcext:value-type="date">
            <text:p>5/1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Network Engineer</text:p>
          </table:table-cell>
          <table:table-cell table:style-name="ce7" office:value-type="float" office:value="76960" calcext:value-type="float">
            <text:p>$76.960,00</text:p>
          </table:table-cell>
          <table:table-cell table:formula="of:=IF([.G9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orway</text:p>
          </table:table-cell>
          <table:table-cell office:value-type="string" calcext:value-type="string">
            <text:p>Tany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2-16" calcext:value-type="date">
            <text:p>16/2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Network Engineer</text:p>
          </table:table-cell>
          <table:table-cell table:style-name="ce7" office:value-type="float" office:value="56160" calcext:value-type="float">
            <text:p>$56.160,00</text:p>
          </table:table-cell>
          <table:table-cell table:formula="of:=IF([.G10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alia</text:p>
          </table:table-cell>
          <table:table-cell office:value-type="string" calcext:value-type="string">
            <text:p>Lis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0-05-01" calcext:value-type="date">
            <text:p>1/5/2010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IT Support</text:p>
          </table:table-cell>
          <table:table-cell table:style-name="ce7" office:value-type="float" office:value="65312" calcext:value-type="float">
            <text:p>$65.312,00</text:p>
          </table:table-cell>
          <table:table-cell table:formula="of:=IF([.G10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layton</text:p>
          </table:table-cell>
          <table:table-cell office:value-type="string" calcext:value-type="string">
            <text:p>Ric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9-05" calcext:value-type="date">
            <text:p>5/9/2012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IT Support</text:p>
          </table:table-cell>
          <table:table-cell table:style-name="ce7" office:value-type="float" office:value="60299.2" calcext:value-type="float">
            <text:p>$60.299,20</text:p>
          </table:table-cell>
          <table:table-cell table:formula="of:=IF([.G10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ougall</text:p>
          </table:table-cell>
          <table:table-cell office:value-type="string" calcext:value-type="string">
            <text:p>Eri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1-05" calcext:value-type="date">
            <text:p>5/1/2014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IT Manager - Support</text:p>
          </table:table-cell>
          <table:table-cell table:style-name="ce7" office:value-type="float" office:value="133120" calcext:value-type="float">
            <text:p>$133.120,00</text:p>
          </table:table-cell>
          <table:table-cell table:formula="of:=IF([.G10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Roup</text:p>
          </table:table-cell>
          <table:table-cell office:value-type="string" calcext:value-type="string">
            <text:p>Sim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3-01-20" calcext:value-type="date">
            <text:p>20/1/2013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IT Manager - DB</text:p>
          </table:table-cell>
          <table:table-cell table:style-name="ce7" office:value-type="float" office:value="128960" calcext:value-type="float">
            <text:p>$128.960,00</text:p>
          </table:table-cell>
          <table:table-cell table:formula="of:=IF([.G10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Rogers</text:p>
          </table:table-cell>
          <table:table-cell office:value-type="string" calcext:value-type="string">
            <text:p>Iva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Database Administrator</text:p>
          </table:table-cell>
          <table:table-cell table:style-name="ce7" office:value-type="float" office:value="87776" calcext:value-type="float">
            <text:p>$87.776,00</text:p>
          </table:table-cell>
          <table:table-cell table:formula="of:=IF([.G10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Roby</text:p>
          </table:table-cell>
          <table:table-cell office:value-type="string" calcext:value-type="string">
            <text:p>Lor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2-16" calcext:value-type="date">
            <text:p>16/2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Database Administrator</text:p>
          </table:table-cell>
          <table:table-cell table:style-name="ce7" office:value-type="float" office:value="82264" calcext:value-type="float">
            <text:p>$82.264,00</text:p>
          </table:table-cell>
          <table:table-cell table:formula="of:=IF([.G10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Horton</text:p>
          </table:table-cell>
          <table:table-cell office:value-type="string" calcext:value-type="string">
            <text:p>Jay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Database Administrator</text:p>
          </table:table-cell>
          <table:table-cell table:style-name="ce7" office:value-type="float" office:value="70720" calcext:value-type="float">
            <text:p>$70.720,00</text:p>
          </table:table-cell>
          <table:table-cell table:formula="of:=IF([.G107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Zhou</text:p>
          </table:table-cell>
          <table:table-cell office:value-type="string" calcext:value-type="string">
            <text:p>Juli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Database Administrator</text:p>
          </table:table-cell>
          <table:table-cell table:style-name="ce7" office:value-type="float" office:value="65312" calcext:value-type="float">
            <text:p>$65.312,00</text:p>
          </table:table-cell>
          <table:table-cell table:formula="of:=IF([.G108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imard</text:p>
          </table:table-cell>
          <table:table-cell office:value-type="string" calcext:value-type="string">
            <text:p>Kram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1-05" calcext:value-type="date">
            <text:p>5/1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Database Administrator</text:p>
          </table:table-cell>
          <table:table-cell table:style-name="ce7" office:value-type="float" office:value="62816" calcext:value-type="float">
            <text:p>$62.816,00</text:p>
          </table:table-cell>
          <table:table-cell table:formula="of:=IF([.G109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Zamora</text:p>
          </table:table-cell>
          <table:table-cell office:value-type="string" calcext:value-type="string">
            <text:p>Jennif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0-04-10" calcext:value-type="date">
            <text:p>10/4/2010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CIO</text:p>
          </table:table-cell>
          <table:table-cell table:style-name="ce7" office:value-type="float" office:value="135200" calcext:value-type="float">
            <text:p>$135.200,00</text:p>
          </table:table-cell>
          <table:table-cell table:formula="of:=IF([.G110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old</text:p>
          </table:table-cell>
          <table:table-cell office:value-type="string" calcext:value-type="string">
            <text:p>Caro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2-07-02" calcext:value-type="date">
            <text:p>2/7/2012</text:p>
          </table:table-cell>
          <table:table-cell office:value-type="string" calcext:value-type="string">
            <text:p>Executive Office</text:p>
          </table:table-cell>
          <table:table-cell office:value-type="string" calcext:value-type="string">
            <text:p>President &amp; CEO</text:p>
          </table:table-cell>
          <table:table-cell table:style-name="ce7" office:value-type="float" office:value="166400" calcext:value-type="float">
            <text:p>$166.400,00</text:p>
          </table:table-cell>
          <table:table-cell table:formula="of:=IF([.G111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oster-Baker</text:p>
          </table:table-cell>
          <table:table-cell office:value-type="string" calcext:value-type="string">
            <text:p>Am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09-01-05" calcext:value-type="date">
            <text:p>5/1/2009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Sr. Accountant</text:p>
          </table:table-cell>
          <table:table-cell table:style-name="ce7" office:value-type="float" office:value="72696" calcext:value-type="float">
            <text:p>$72.696,00</text:p>
          </table:table-cell>
          <table:table-cell table:formula="of:=IF([.G112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LeBlanc</text:p>
          </table:table-cell>
          <table:table-cell office:value-type="string" calcext:value-type="string">
            <text:p>Brandon R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6-01-05" calcext:value-type="date">
            <text:p>5/1/2016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Shared Servic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113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Howard</text:p>
          </table:table-cell>
          <table:table-cell office:value-type="string" calcext:value-type="string">
            <text:p>Estel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2-16" calcext:value-type="date">
            <text:p>16/2/2015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Administrative Assistant</text:p>
          </table:table-cell>
          <table:table-cell table:style-name="ce7" office:value-type="float" office:value="44720" calcext:value-type="float">
            <text:p>$44.720,00</text:p>
          </table:table-cell>
          <table:table-cell table:formula="of:=IF([.G114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ingh</text:p>
          </table:table-cell>
          <table:table-cell office:value-type="string" calcext:value-type="string">
            <text:p>Na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5-05-01" calcext:value-type="date">
            <text:p>1/5/2015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Administrative Assistant</text:p>
          </table:table-cell>
          <table:table-cell table:style-name="ce7" office:value-type="float" office:value="34444.8" calcext:value-type="float">
            <text:p>$34.444,80</text:p>
          </table:table-cell>
          <table:table-cell table:formula="of:=IF([.G115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teans</text:p>
          </table:table-cell>
          <table:table-cell office:value-type="string" calcext:value-type="string">
            <text:p>Tyr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Accountant I</text:p>
          </table:table-cell>
          <table:table-cell table:style-name="ce7" office:value-type="float" office:value="60320" calcext:value-type="float">
            <text:p>$60.320,00</text:p>
          </table:table-cell>
          <table:table-cell table:formula="of:=IF([.G116]=&quot;White&quot;;1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1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1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19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20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21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22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23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24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25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26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2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2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29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30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31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32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33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34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35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36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3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3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39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40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41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42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43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44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45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46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4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4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49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50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51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52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53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54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55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56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5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5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59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60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61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62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63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64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65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66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6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6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69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70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71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72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73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74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75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76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7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"/>
          <table:table-cell table:number-columns-repeated="2"/>
          <table:table-cell table:style-name="ce7"/>
          <table:table-cell table:formula="of:=IF([.G17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 table:number-rows-repeated="104839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Dataset.$A$1" table:cell-range-address="$White.$B$4:.$K$178"/>
        </table:named-expressions>
      </table:table>
      <table:table table:name="Nonwhite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visibility="collapse" table:default-cell-style-name="ce1"/>
        <table:table-column table:style-name="co8" table:number-columns-repeated="1012" table:default-cell-style-name="ce1"/>
        <table:table-row table:style-name="ro1">
          <table:table-cell/>
          <table:table-cell table:style-name="ce3" office:value-type="string" calcext:value-type="string">
            <text:p>Practical example. Hypothesis testing.</text:p>
          </table:table-cell>
          <table:table-cell table:style-name="ce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Spark Fortress Inc. HR data</text:p>
          </table:table-cell>
          <table:table-cell table:style-name="ce4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5" office:value-type="string" calcext:value-type="string">
            <text:p>Surnam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Age</text:p>
          </table:table-cell>
          <table:table-cell table:style-name="ce5" office:value-type="string" calcext:value-type="string">
            <text:p>Gender</text:p>
          </table:table-cell>
          <table:table-cell table:style-name="ce5" office:value-type="string" calcext:value-type="string">
            <text:p>Country</text:p>
          </table:table-cell>
          <table:table-cell table:style-name="ce5" office:value-type="string" calcext:value-type="string">
            <text:p>Ethnicity</text:p>
          </table:table-cell>
          <table:table-cell table:style-name="ce5" office:value-type="string" calcext:value-type="string">
            <text:p>Start_date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Salary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Friedman</text:p>
          </table:table-cell>
          <table:table-cell office:value-type="string" calcext:value-type="string">
            <text:p>Gerry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wo or more races</text:p>
          </table:table-cell>
          <table:table-cell table:style-name="ce6" office:value-type="date" office:date-value="2011-03-07" calcext:value-type="date">
            <text:p>7/3/201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5440" calcext:value-type="float">
            <text:p>$115.440,00</text:p>
          </table:table-cell>
          <table:table-cell table:formula="of:=IF([.G5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ullaney</text:p>
          </table:table-cell>
          <table:table-cell office:value-type="string" calcext:value-type="string">
            <text:p>Howar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wo or more races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6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guyen</text:p>
          </table:table-cell>
          <table:table-cell office:value-type="string" calcext:value-type="string">
            <text:p>Dheep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wo or more races</text:p>
          </table:table-cell>
          <table:table-cell table:style-name="ce6" office:value-type="date" office:date-value="2013-07-08" calcext:value-type="date">
            <text:p>8/7/201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Valentin</text:p>
          </table:table-cell>
          <table:table-cell office:value-type="string" calcext:value-type="string">
            <text:p>Jacki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wo or more races</text:p>
          </table:table-cell>
          <table:table-cell table:style-name="ce6" office:value-type="date" office:date-value="2011-07-05" calcext:value-type="date">
            <text:p>5/7/201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avis</text:p>
          </table:table-cell>
          <table:table-cell office:value-type="string" calcext:value-type="string">
            <text:p>Danie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wo or more races</text:p>
          </table:table-cell>
          <table:table-cell table:style-name="ce6" office:value-type="date" office:date-value="2011-11-07" calcext:value-type="date">
            <text:p>7/11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2000" calcext:value-type="float">
            <text:p>$52.000,00</text:p>
          </table:table-cell>
          <table:table-cell table:formula="of:=IF([.G9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arone</text:p>
          </table:table-cell>
          <table:table-cell office:value-type="string" calcext:value-type="string">
            <text:p>Francesco 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wo or more races</text:p>
          </table:table-cell>
          <table:table-cell table:style-name="ce6" office:value-type="date" office:date-value="2012-02-20" calcext:value-type="date">
            <text:p>20/2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4860.8" calcext:value-type="float">
            <text:p>$34.860,80</text:p>
          </table:table-cell>
          <table:table-cell table:formula="of:=IF([.G10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irifalco</text:p>
          </table:table-cell>
          <table:table-cell office:value-type="string" calcext:value-type="string">
            <text:p>Evely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wo or more races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3280" calcext:value-type="float">
            <text:p>$33.280,00</text:p>
          </table:table-cell>
          <table:table-cell table:formula="of:=IF([.G11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tanford</text:p>
          </table:table-cell>
          <table:table-cell office:value-type="string" calcext:value-type="string">
            <text:p>Barbara 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wo or more races</text:p>
          </table:table-cell>
          <table:table-cell table:style-name="ce6" office:value-type="date" office:date-value="2011-01-10" calcext:value-type="date">
            <text:p>10/1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29120" calcext:value-type="float">
            <text:p>$29.120,00</text:p>
          </table:table-cell>
          <table:table-cell table:formula="of:=IF([.G12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Lindsay</text:p>
          </table:table-cell>
          <table:table-cell office:value-type="string" calcext:value-type="string">
            <text:p>Leonar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wo or more races</text:p>
          </table:table-cell>
          <table:table-cell table:style-name="ce6" office:value-type="date" office:date-value="2011-01-21" calcext:value-type="date">
            <text:p>21/1/2011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IT Support</text:p>
          </table:table-cell>
          <table:table-cell table:style-name="ce7" office:value-type="float" office:value="54080" calcext:value-type="float">
            <text:p>$54.080,00</text:p>
          </table:table-cell>
          <table:table-cell table:formula="of:=IF([.G13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iller</text:p>
          </table:table-cell>
          <table:table-cell office:value-type="string" calcext:value-type="string">
            <text:p>Brann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</text:p>
          </table:table-cell>
          <table:table-cell table:style-name="ce6" office:value-type="date" office:date-value="2012-08-16" calcext:value-type="date">
            <text:p>16/8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Manager</text:p>
          </table:table-cell>
          <table:table-cell table:style-name="ce7" office:value-type="float" office:value="110240" calcext:value-type="float">
            <text:p>$110.240,00</text:p>
          </table:table-cell>
          <table:table-cell table:formula="of:=IF([.G14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onroe</text:p>
          </table:table-cell>
          <table:table-cell office:value-type="string" calcext:value-type="string">
            <text:p>Pet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ispanic</text:p>
          </table:table-cell>
          <table:table-cell table:style-name="ce6" office:value-type="date" office:date-value="2012-02-15" calcext:value-type="date">
            <text:p>15/2/2012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IT Manager - Infra</text:p>
          </table:table-cell>
          <table:table-cell table:style-name="ce7" office:value-type="float" office:value="131040" calcext:value-type="float">
            <text:p>$131.040,00</text:p>
          </table:table-cell>
          <table:table-cell table:formula="of:=IF([.G15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el Bosque</text:p>
          </table:table-cell>
          <table:table-cell office:value-type="string" calcext:value-type="string">
            <text:p>Keyl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2-01-09" calcext:value-type="date">
            <text:p>9/1/2012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Software Engineer</text:p>
          </table:table-cell>
          <table:table-cell table:style-name="ce7" office:value-type="float" office:value="118809.6" calcext:value-type="float">
            <text:p>$118.809,60</text:p>
          </table:table-cell>
          <table:table-cell table:formula="of:=IF([.G16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mith</text:p>
          </table:table-cell>
          <table:table-cell office:value-type="string" calcext:value-type="string">
            <text:p>Joh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5-18" calcext:value-type="date">
            <text:p>18/5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s Manager</text:p>
          </table:table-cell>
          <table:table-cell table:style-name="ce7" office:value-type="float" office:value="116480" calcext:value-type="float">
            <text:p>$116.480,00</text:p>
          </table:table-cell>
          <table:table-cell table:formula="of:=IF([.G1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igitale</text:p>
          </table:table-cell>
          <table:table-cell office:value-type="string" calcext:value-type="string">
            <text:p>Alfre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8-18" calcext:value-type="date">
            <text:p>18/8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6480" calcext:value-type="float">
            <text:p>$116.480,00</text:p>
          </table:table-cell>
          <table:table-cell table:formula="of:=IF([.G1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artins</text:p>
          </table:table-cell>
          <table:table-cell office:value-type="string" calcext:value-type="string">
            <text:p>Josep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2-05-14" calcext:value-type="date">
            <text:p>14/5/201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6480" calcext:value-type="float">
            <text:p>$116.480,00</text:p>
          </table:table-cell>
          <table:table-cell table:formula="of:=IF([.G19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raval</text:p>
          </table:table-cell>
          <table:table-cell office:value-type="string" calcext:value-type="string">
            <text:p>Maru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1-09-06" calcext:value-type="date">
            <text:p>6/9/201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20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Leruth</text:p>
          </table:table-cell>
          <table:table-cell office:value-type="string" calcext:value-type="string">
            <text:p>Giovann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2-04-30" calcext:value-type="date">
            <text:p>30/4/201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21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Potts</text:p>
          </table:table-cell>
          <table:table-cell office:value-type="string" calcext:value-type="string">
            <text:p>Xan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2-01-09" calcext:value-type="date">
            <text:p>9/1/201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22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Terry</text:p>
          </table:table-cell>
          <table:table-cell office:value-type="string" calcext:value-type="string">
            <text:p>Sharle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23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Caitr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0-09-27" calcext:value-type="date">
            <text:p>27/9/2010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2320" calcext:value-type="float">
            <text:p>$112.320,00</text:p>
          </table:table-cell>
          <table:table-cell table:formula="of:=IF([.G24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oumanil</text:p>
          </table:table-cell>
          <table:table-cell office:value-type="string" calcext:value-type="string">
            <text:p>Malik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3-05-13" calcext:value-type="date">
            <text:p>13/5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60320" calcext:value-type="float">
            <text:p>$60.320,00</text:p>
          </table:table-cell>
          <table:table-cell table:formula="of:=IF([.G25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aller</text:p>
          </table:table-cell>
          <table:table-cell office:value-type="string" calcext:value-type="string">
            <text:p>Mega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7-07" calcext:value-type="date">
            <text:p>7/7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6160" calcext:value-type="float">
            <text:p>$56.160,00</text:p>
          </table:table-cell>
          <table:table-cell table:formula="of:=IF([.G26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Lunquist</text:p>
          </table:table-cell>
          <table:table-cell office:value-type="string" calcext:value-type="string">
            <text:p>Lis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3-08-19" calcext:value-type="date">
            <text:p>19/8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4288" calcext:value-type="float">
            <text:p>$54.288,00</text:p>
          </table:table-cell>
          <table:table-cell table:formula="of:=IF([.G2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urke</text:p>
          </table:table-cell>
          <table:table-cell office:value-type="string" calcext:value-type="string">
            <text:p>Joel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2-03-05" calcext:value-type="date">
            <text:p>5/3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2000" calcext:value-type="float">
            <text:p>$52.000,00</text:p>
          </table:table-cell>
          <table:table-cell table:formula="of:=IF([.G2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onterro</text:p>
          </table:table-cell>
          <table:table-cell office:value-type="string" calcext:value-type="string">
            <text:p>Luis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3-05-13" calcext:value-type="date">
            <text:p>13/5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2000" calcext:value-type="float">
            <text:p>$52.000,00</text:p>
          </table:table-cell>
          <table:table-cell table:formula="of:=IF([.G29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ancett</text:p>
          </table:table-cell>
          <table:table-cell office:value-type="string" calcext:value-type="string">
            <text:p>Nico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2-17" calcext:value-type="date">
            <text:p>17/2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49920" calcext:value-type="float">
            <text:p>$49.920,00</text:p>
          </table:table-cell>
          <table:table-cell table:formula="of:=IF([.G30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Jeannite</text:p>
          </table:table-cell>
          <table:table-cell office:value-type="string" calcext:value-type="string">
            <text:p>Tayan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1-07-05" calcext:value-type="date">
            <text:p>5/7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46800" calcext:value-type="float">
            <text:p>$46.800,00</text:p>
          </table:table-cell>
          <table:table-cell table:formula="of:=IF([.G31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Walker</text:p>
          </table:table-cell>
          <table:table-cell office:value-type="string" calcext:value-type="string">
            <text:p>Rog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8-18" calcext:value-type="date">
            <text:p>18/8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32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aul</text:p>
          </table:table-cell>
          <table:table-cell office:value-type="string" calcext:value-type="string">
            <text:p>Barbar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1-05-16" calcext:value-type="date">
            <text:p>16/5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9920" calcext:value-type="float">
            <text:p>$49.920,00</text:p>
          </table:table-cell>
          <table:table-cell table:formula="of:=IF([.G33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ckenna</text:p>
          </table:table-cell>
          <table:table-cell office:value-type="string" calcext:value-type="string">
            <text:p>Sand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3-01-07" calcext:value-type="date">
            <text:p>7/1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9920" calcext:value-type="float">
            <text:p>$49.920,00</text:p>
          </table:table-cell>
          <table:table-cell table:formula="of:=IF([.G34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Tippett</text:p>
          </table:table-cell>
          <table:table-cell office:value-type="string" calcext:value-type="string">
            <text:p>Jeanet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3-02-18" calcext:value-type="date">
            <text:p>18/2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9920" calcext:value-type="float">
            <text:p>$49.920,00</text:p>
          </table:table-cell>
          <table:table-cell table:formula="of:=IF([.G35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ierpiszewski</text:p>
          </table:table-cell>
          <table:table-cell office:value-type="string" calcext:value-type="string">
            <text:p>Caro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1-10-03" calcext:value-type="date">
            <text:p>3/10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36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iNocco</text:p>
          </table:table-cell>
          <table:table-cell office:value-type="string" calcext:value-type="string">
            <text:p>Lil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3-01-07" calcext:value-type="date">
            <text:p>7/1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3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Owad</text:p>
          </table:table-cell>
          <table:table-cell office:value-type="string" calcext:value-type="string">
            <text:p>Clint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2-17" calcext:value-type="date">
            <text:p>17/2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3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ander</text:p>
          </table:table-cell>
          <table:table-cell office:value-type="string" calcext:value-type="string">
            <text:p>Kamr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3680" calcext:value-type="float">
            <text:p>$43.680,00</text:p>
          </table:table-cell>
          <table:table-cell table:formula="of:=IF([.G39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arey</text:p>
          </table:table-cell>
          <table:table-cell office:value-type="string" calcext:value-type="string">
            <text:p>Micha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3-31" calcext:value-type="date">
            <text:p>31/3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1600" calcext:value-type="float">
            <text:p>$41.600,00</text:p>
          </table:table-cell>
          <table:table-cell table:formula="of:=IF([.G40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entry</text:p>
          </table:table-cell>
          <table:table-cell office:value-type="string" calcext:value-type="string">
            <text:p>Mildr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9520" calcext:value-type="float">
            <text:p>$39.520,00</text:p>
          </table:table-cell>
          <table:table-cell table:formula="of:=IF([.G41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Pitt</text:p>
          </table:table-cell>
          <table:table-cell office:value-type="string" calcext:value-type="string">
            <text:p>Bra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07-11-05" calcext:value-type="date">
            <text:p>5/11/2007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5360" calcext:value-type="float">
            <text:p>$35.360,00</text:p>
          </table:table-cell>
          <table:table-cell table:formula="of:=IF([.G42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onzalez</text:p>
          </table:table-cell>
          <table:table-cell office:value-type="string" calcext:value-type="string">
            <text:p>Cay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1-07-11" calcext:value-type="date">
            <text:p>11/7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3280" calcext:value-type="float">
            <text:p>$33.280,00</text:p>
          </table:table-cell>
          <table:table-cell table:formula="of:=IF([.G43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napp</text:p>
          </table:table-cell>
          <table:table-cell office:value-type="string" calcext:value-type="string">
            <text:p>Bradley J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2-17" calcext:value-type="date">
            <text:p>17/2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29120" calcext:value-type="float">
            <text:p>$29.120,00</text:p>
          </table:table-cell>
          <table:table-cell table:formula="of:=IF([.G44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ullivan</text:p>
          </table:table-cell>
          <table:table-cell office:value-type="string" calcext:value-type="string">
            <text:p>Kiss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09-01-08" calcext:value-type="date">
            <text:p>8/1/2009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Manager</text:p>
          </table:table-cell>
          <table:table-cell table:style-name="ce7" office:value-type="float" office:value="114400" calcext:value-type="float">
            <text:p>$114.400,00</text:p>
          </table:table-cell>
          <table:table-cell table:formula="of:=IF([.G45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ramante</text:p>
          </table:table-cell>
          <table:table-cell office:value-type="string" calcext:value-type="string">
            <text:p>Elis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09-01-05" calcext:value-type="date">
            <text:p>5/1/2009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irector of Operations</text:p>
          </table:table-cell>
          <table:table-cell table:style-name="ce7" office:value-type="float" office:value="124800" calcext:value-type="float">
            <text:p>$124.800,00</text:p>
          </table:table-cell>
          <table:table-cell table:formula="of:=IF([.G46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oto</text:p>
          </table:table-cell>
          <table:table-cell office:value-type="string" calcext:value-type="string">
            <text:p>Juli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1-06-10" calcext:value-type="date">
            <text:p>10/6/2011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IT Support</text:p>
          </table:table-cell>
          <table:table-cell table:style-name="ce7" office:value-type="float" office:value="57179.2" calcext:value-type="float">
            <text:p>$57.179,20</text:p>
          </table:table-cell>
          <table:table-cell table:formula="of:=IF([.G4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oss</text:p>
          </table:table-cell>
          <table:table-cell office:value-type="string" calcext:value-type="string">
            <text:p>Jaso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1-04-15" calcext:value-type="date">
            <text:p>15/4/2011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IT Director</text:p>
          </table:table-cell>
          <table:table-cell table:style-name="ce7" office:value-type="float" office:value="135200" calcext:value-type="float">
            <text:p>$135.200,00</text:p>
          </table:table-cell>
          <table:table-cell table:formula="of:=IF([.G4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urray</text:p>
          </table:table-cell>
          <table:table-cell office:value-type="string" calcext:value-type="string">
            <text:p>Thoma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11-10" calcext:value-type="date">
            <text:p>10/11/2014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Database Administrator</text:p>
          </table:table-cell>
          <table:table-cell table:style-name="ce7" office:value-type="float" office:value="73840" calcext:value-type="float">
            <text:p>$73.840,00</text:p>
          </table:table-cell>
          <table:table-cell table:formula="of:=IF([.G49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M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08-10-27" calcext:value-type="date">
            <text:p>27/10/2008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Accountant I</text:p>
          </table:table-cell>
          <table:table-cell table:style-name="ce7" office:value-type="float" office:value="59280" calcext:value-type="float">
            <text:p>$59.280,00</text:p>
          </table:table-cell>
          <table:table-cell table:formula="of:=IF([.G50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LaRotonda</text:p>
          </table:table-cell>
          <table:table-cell office:value-type="string" calcext:value-type="string">
            <text:p>Willia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  <table:table-cell table:style-name="ce6" office:value-type="date" office:date-value="2014-01-06" calcext:value-type="date">
            <text:p>6/1/2014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Accountant I</text:p>
          </table:table-cell>
          <table:table-cell table:style-name="ce7" office:value-type="float" office:value="47840" calcext:value-type="float">
            <text:p>$47.840,00</text:p>
          </table:table-cell>
          <table:table-cell table:formula="of:=IF([.G51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artin</text:p>
          </table:table-cell>
          <table:table-cell office:value-type="string" calcext:value-type="string">
            <text:p>Sandr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3-11-11" calcext:value-type="date">
            <text:p>11/11/2013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Software Engineer</text:p>
          </table:table-cell>
          <table:table-cell table:style-name="ce7" office:value-type="float" office:value="115460.8" calcext:value-type="float">
            <text:p>$115.460,80</text:p>
          </table:table-cell>
          <table:table-cell table:formula="of:=IF([.G52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Villanueva</text:p>
          </table:table-cell>
          <table:table-cell office:value-type="string" calcext:value-type="string">
            <text:p>Noa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2-03-05" calcext:value-type="date">
            <text:p>5/3/201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rea Sales Manager</text:p>
          </table:table-cell>
          <table:table-cell table:style-name="ce7" office:value-type="float" office:value="116480" calcext:value-type="float">
            <text:p>$116.480,00</text:p>
          </table:table-cell>
          <table:table-cell table:formula="of:=IF([.G53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Petingill</text:p>
          </table:table-cell>
          <table:table-cell office:value-type="string" calcext:value-type="string">
            <text:p>Shan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2-04-02" calcext:value-type="date">
            <text:p>2/4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I</text:p>
          </table:table-cell>
          <table:table-cell table:style-name="ce7" office:value-type="float" office:value="54080" calcext:value-type="float">
            <text:p>$54.080,00</text:p>
          </table:table-cell>
          <table:table-cell table:formula="of:=IF([.G54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iden</text:p>
          </table:table-cell>
          <table:table-cell office:value-type="string" calcext:value-type="string">
            <text:p>Lowan 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3-08-19" calcext:value-type="date">
            <text:p>19/8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55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Rivera</text:p>
          </table:table-cell>
          <table:table-cell office:value-type="string" calcext:value-type="string">
            <text:p>Hale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1-11-28" calcext:value-type="date">
            <text:p>28/11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56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toica</text:p>
          </table:table-cell>
          <table:table-cell office:value-type="string" calcext:value-type="string">
            <text:p>Ric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4-02-17" calcext:value-type="date">
            <text:p>17/2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5760" calcext:value-type="float">
            <text:p>$45.760,00</text:p>
          </table:table-cell>
          <table:table-cell table:formula="of:=IF([.G57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Harrell</text:p>
          </table:table-cell>
          <table:table-cell office:value-type="string" calcext:value-type="string">
            <text:p>Ludwic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2-05-14" calcext:value-type="date">
            <text:p>14/5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3680" calcext:value-type="float">
            <text:p>$43.680,00</text:p>
          </table:table-cell>
          <table:table-cell table:formula="of:=IF([.G58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retschmer</text:p>
          </table:table-cell>
          <table:table-cell office:value-type="string" calcext:value-type="string">
            <text:p>Joh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1-01-10" calcext:value-type="date">
            <text:p>10/1/2011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43680" calcext:value-type="float">
            <text:p>$43.680,00</text:p>
          </table:table-cell>
          <table:table-cell table:formula="of:=IF([.G59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arneau</text:p>
          </table:table-cell>
          <table:table-cell office:value-type="string" calcext:value-type="string">
            <text:p>Hamis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3-07-08" calcext:value-type="date">
            <text:p>8/7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7440" calcext:value-type="float">
            <text:p>$37.440,00</text:p>
          </table:table-cell>
          <table:table-cell table:formula="of:=IF([.G60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godup</text:p>
          </table:table-cell>
          <table:table-cell office:value-type="string" calcext:value-type="string">
            <text:p>Shar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3-04-01" calcext:value-type="date">
            <text:p>1/4/2013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1200" calcext:value-type="float">
            <text:p>$31.200,00</text:p>
          </table:table-cell>
          <table:table-cell table:formula="of:=IF([.G61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Zima</text:p>
          </table:table-cell>
          <table:table-cell office:value-type="string" calcext:value-type="string">
            <text:p>Colle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4-09-29" calcext:value-type="date">
            <text:p>29/9/2014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31200" calcext:value-type="float">
            <text:p>$31.200,00</text:p>
          </table:table-cell>
          <table:table-cell table:formula="of:=IF([.G62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utwell</text:p>
          </table:table-cell>
          <table:table-cell office:value-type="string" calcext:value-type="string">
            <text:p>Barbar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2-05-14" calcext:value-type="date">
            <text:p>14/5/2012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Production Technician I</text:p>
          </table:table-cell>
          <table:table-cell table:style-name="ce7" office:value-type="float" office:value="29120" calcext:value-type="float">
            <text:p>$29.120,00</text:p>
          </table:table-cell>
          <table:table-cell table:formula="of:=IF([.G63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Warfield</text:p>
          </table:table-cell>
          <table:table-cell office:value-type="string" calcext:value-type="string">
            <text:p>Sara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5-03-30" calcext:value-type="date">
            <text:p>30/3/2015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r. Network Engineer</text:p>
          </table:table-cell>
          <table:table-cell table:style-name="ce7" office:value-type="float" office:value="114816" calcext:value-type="float">
            <text:p>$114.816,00</text:p>
          </table:table-cell>
          <table:table-cell table:formula="of:=IF([.G64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Petrowsky</text:p>
          </table:table-cell>
          <table:table-cell office:value-type="string" calcext:value-type="string">
            <text:p>Thelm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4-11-10" calcext:value-type="date">
            <text:p>10/11/2014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Database Administrator</text:p>
          </table:table-cell>
          <table:table-cell table:style-name="ce7" office:value-type="float" office:value="88920" calcext:value-type="float">
            <text:p>$88.920,00</text:p>
          </table:table-cell>
          <table:table-cell table:formula="of:=IF([.G65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outwell</text:p>
          </table:table-cell>
          <table:table-cell office:value-type="string" calcext:value-type="string">
            <text:p>Bonaly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</text:p>
          </table:table-cell>
          <table:table-cell table:style-name="ce6" office:value-type="date" office:date-value="2015-02-16" calcext:value-type="date">
            <text:p>16/2/2015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Sr. Accountant</text:p>
          </table:table-cell>
          <table:table-cell table:style-name="ce7" office:value-type="float" office:value="72696" calcext:value-type="float">
            <text:p>$72.696,00</text:p>
          </table:table-cell>
          <table:table-cell table:formula="of:=IF([.G66]=&quot;White&quot;;1;0)" office:value-type="float" office:value="0" calcext:value-type="float">
            <text:p>0</text:p>
          </table:table-cell>
          <table:table-cell table:number-columns-repeated="1012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Dataset.$A$1" table:cell-range-address="$Nonwhite.$B$4:.$K$66"/>
        </table:named-expressions>
      </table:table>
      <table:table table:name="Homework" table:style-name="ta4">
        <office:forms form:automatic-focus="false" form:apply-design-mode="false"/>
        <table:table-column table:style-name="co1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8" table:number-columns-repeated="3" table:default-cell-style-name="ce1"/>
        <table:table-column table:style-name="co8" table:default-cell-style-name="ce11"/>
        <table:table-column table:style-name="co8" table:number-columns-repeated="1013" table:default-cell-style-name="ce1"/>
        <table:table-row table:style-name="ro1">
          <table:table-cell/>
          <table:table-cell table:style-name="ce3" office:value-type="string" calcext:value-type="string">
            <text:p>Practical example. Hypothesis testing.</text:p>
          </table:table-cell>
          <table:table-cell table:number-columns-repeated="8"/>
          <table:table-cell table:style-name="ce1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Homework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Background:</text:p>
          </table:table-cell>
          <table:table-cell office:value-type="string" calcext:value-type="string">
            <text:p>You are given the same dataset. We have also created two new worksheets: 'White' (containing only employees that are indicated as white) and 'Nonwhite' (Asian, Black or African American, Hispanic, Two or more races). 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With the help of the new worksheets, it will be easier for you to calculate sample statistics.</text:p>
          </table:table-cell>
          <table:table-cell table:style-name="ce11" table:number-columns-repeated="3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ask:</text:p>
          </table:table-cell>
          <table:table-cell table:style-name="ce11" office:value-type="string" calcext:value-type="string">
            <text:p>Using the same methodology as in the lecture, find if there is pay gap based on race.</text:p>
          </table:table-cell>
          <table:table-cell table:style-name="ce11" table:number-columns-repeated="3"/>
          <table:table-cell table:number-columns-repeated="1018"/>
        </table:table-row>
        <table:table-row table:style-name="ro2">
          <table:table-cell/>
          <table:table-cell table:style-name="ce8"/>
          <table:table-cell table:style-name="ce11"/>
          <table:table-cell table:style-name="ce15"/>
          <table:table-cell table:style-name="ce17"/>
          <table:table-cell table:style-name="ce11"/>
          <table:table-cell table:number-columns-repeated="1018"/>
        </table:table-row>
        <table:table-row table:style-name="ro2">
          <table:table-cell/>
          <table:table-cell table:style-name="ce4"/>
          <table:table-cell table:style-name="ce11" table:number-columns-repeated="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>
            <text:p>Overall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Mean</text:p>
          </table:table-cell>
          <table:table-cell table:style-name="ce9" office:value-type="string" calcext:value-type="string">
            <text:p>Sample variance</text:p>
          </table:table-cell>
          <table:table-cell table:style-name="ce9" office:value-type="string" calcext:value-type="string">
            <text:p>Pooled variance</text:p>
          </table:table-cell>
          <table:table-cell table:style-name="ce9" office:value-type="string" calcext:value-type="string">
            <text:p>T-score</text:p>
          </table:table-cell>
          <table:table-cell table:style-name="ce9" office:value-type="string" calcext:value-type="string">
            <text:p>p-value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White</text:p>
          </table:table-cell>
          <table:table-cell office:value-type="float" office:value="112" calcext:value-type="float">
            <text:p>112</text:p>
          </table:table-cell>
          <table:table-cell table:style-name="ce15" table:formula="of:=AVERAGE([$White.K5:.K116])" office:value-type="float" office:value="67323.1" calcext:value-type="float">
            <text:p><text:s/>$67.323,10 </text:p>
          </table:table-cell>
          <table:table-cell table:style-name="ce17" table:formula="of:=VAR([$White.K5:.K116])" office:value-type="float" office:value="1136728018.02523" calcext:value-type="float">
            <text:p><text:s/>$²1.136.728.018,03 </text:p>
          </table:table-cell>
          <table:table-cell table:style-name="ce17" table:formula="of:=(([.C11] - 1) * [.E11] + ([.C12] - 1) * [.E12]) / ([.C11] + [.C12] - 2)" office:value-type="float" office:value="1168051481.94734" calcext:value-type="float">
            <text:p><text:s/>$²1.168.051.481,95 </text:p>
          </table:table-cell>
          <table:table-cell table:style-name="ce19" table:formula="of:=([.D12] - [.D11]) / SQRT([.F11] / [.C11] + [.F11] / [.C12])" office:value-type="float" office:value="0.664350386203286" calcext:value-type="float">
            <text:p>0,66</text:p>
          </table:table-cell>
          <table:table-cell office:value-type="float" office:value="0.510137" calcext:value-type="float">
            <text:p>0,510137</text:p>
          </table:table-cell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Nonwhite</text:p>
          </table:table-cell>
          <table:table-cell table:style-name="ce14" office:value-type="float" office:value="62" calcext:value-type="float">
            <text:p>62</text:p>
          </table:table-cell>
          <table:table-cell table:style-name="ce16" table:formula="of:=AVERAGE([$Nonwhite.K5:.K66])" office:value-type="float" office:value="70917.264516129" calcext:value-type="float">
            <text:p><text:s/>$70.917,26 </text:p>
          </table:table-cell>
          <table:table-cell table:style-name="ce18" table:formula="of:=VAR([$Nonwhite.K5:.K66])" office:value-type="float" office:value="1225049916.29741" calcext:value-type="float">
            <text:p><text:s/>$²1.225.049.916,30 </text:p>
          </table:table-cell>
          <table:table-cell table:style-name="ce14" table:number-columns-repeated="3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<text:span text:style-name="T1">H</text:span><text:span text:style-name="T2">0</text:span><text:span text:style-name="T1">:</text:span> White = Nonwhite: W – N = 0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<text:span text:style-name="T3">H</text:span><text:span text:style-name="T4">1</text:span><text:span text:style-name="T3">:</text:span> White != Nonwhite: W – N != 0</text:p>
          </table:table-cell>
          <table:table-cell table:number-columns-repeated="2"/>
          <table:table-cell office:value-type="string" calcext:value-type="string">
            <text:p>Nul hypothesis accepted because p-value is bigger than the level of significance (alpha = 0,05). There’s no race pay gap.</text:p>
          </table:table-cell>
          <table:table-cell table:number-columns-repeated="1019"/>
        </table:table-row>
        <table:table-row table:style-name="ro3">
          <table:table-cell/>
          <table:table-cell table:style-name="ce11" table:number-columns-repeated="7"/>
          <table:table-cell table:number-columns-repeated="1016"/>
        </table:table-row>
        <table:table-row table:style-name="ro2">
          <table:table-cell/>
          <table:table-cell table:style-name="ce12" table:number-columns-repeated="7"/>
          <table:table-cell table:number-columns-repeated="1016"/>
        </table:table-row>
        <table:table-row table:style-name="ro3">
          <table:table-cell/>
          <table:table-cell table:style-name="ce11" table:number-columns-repeated="2"/>
          <table:table-cell table:style-name="ce15"/>
          <table:table-cell table:style-name="ce17" table:number-columns-repeated="2"/>
          <table:table-cell table:style-name="ce20"/>
          <table:table-cell table:style-name="ce11"/>
          <table:table-cell table:number-columns-repeated="1016"/>
        </table:table-row>
        <table:table-row table:style-name="ro3">
          <table:table-cell/>
          <table:table-cell table:style-name="ce13"/>
          <table:table-cell table:style-name="ce11"/>
          <table:table-cell table:style-name="ce15"/>
          <table:table-cell table:style-name="ce17"/>
          <table:table-cell table:style-name="ce11" table:number-columns-repeated="3"/>
          <table:table-cell table:number-columns-repeated="1016"/>
        </table:table-row>
        <table:table-row table:style-name="ro2">
          <table:table-cell/>
          <table:table-cell table:style-name="ce8"/>
          <table:table-cell table:style-name="ce11"/>
          <table:table-cell table:style-name="ce15"/>
          <table:table-cell table:style-name="ce17"/>
          <table:table-cell table:style-name="ce11" table:number-columns-repeated="2"/>
          <table:table-cell table:number-columns-repeated="1017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set.B4:Dataset.K178"/>
        <table:database-range table:name="__Anonymous_Sheet_DB__1" table:target-range-address="White.B4:White.K178"/>
        <table:database-range table:name="__Anonymous_Sheet_DB__2" table:target-range-address="Nonwhite.B4:Nonwhite.K6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text>$</number:text>
      <number:number number:decimal-places="2" loext:min-decimal-places="2" number:min-integer-digits="1" number:grouping="true"/>
    </number:number-style>
    <number:number-style style:name="N113P0" style:volatile="true">
      <loext:text> $²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18mm 0.26mm 0.18m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mework" style:display-name="PageStyle_Homewor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hite" style:display-name="PageStyle_Wh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white" style:display-name="PageStyle_Nonwhi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iya Valchanov</meta:initial-creator>
    <meta:creation-date>2017-08-02T12:34:00</meta:creation-date>
    <dc:date>2019-12-30T17:09:14.935274172</dc:date>
    <meta:generator>LibreOffice/6.0.7.3$Linux_X86_64 LibreOffice_project/00m0$Build-3</meta:generator>
    <meta:editing-duration>PT7M33S</meta:editing-duration>
    <meta:editing-cycles>2</meta:editing-cycles>
    <meta:document-statistic meta:table-count="4" meta:cell-count="395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